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c0531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paragraph-rsid="00219e1d" fo:background-color="#1e1e1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4817a" officeooo:paragraph-rsid="0044817a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5d1b4e" officeooo:paragraph-rsid="006a6f9e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8b1a84" officeooo:paragraph-rsid="008b1a84" fo:background-color="#1e1e1e" style:font-weight-asian="bold" style:font-weight-complex="bold"/>
    </style:style>
    <style:style style:name="P7" style:family="paragraph" style:parent-style-name="Standard">
      <style:text-properties fo:color="#d4d4d4" style:font-name="Droid Sans Mono" fo:font-size="10.5pt" fo:font-weight="normal" officeooo:paragraph-rsid="00912e79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935376" officeooo:paragraph-rsid="00935376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94f3c7" officeooo:paragraph-rsid="0094f3c7" fo:background-color="#1e1e1e"/>
    </style:style>
    <style:style style:name="P10" style:family="paragraph" style:parent-style-name="Standard">
      <style:text-properties fo:color="#d4d4d4" style:font-name="Droid Sans Mono" fo:font-size="10.5pt" fo:font-style="normal" fo:font-weight="normal" officeooo:rsid="006e9d92" officeooo:paragraph-rsid="0077ea1e" fo:background-color="#1e1e1e" style:font-style-asian="normal" style:font-style-complex="normal"/>
    </style:style>
    <style:style style:name="P11" style:family="paragraph" style:parent-style-name="Standard">
      <style:text-properties fo:color="#d4d4d4" style:font-name="Droid Sans Mono" fo:font-size="10.5pt" fo:font-style="normal" fo:font-weight="normal" officeooo:rsid="006e9d92" officeooo:paragraph-rsid="007eb5da" fo:background-color="#1e1e1e" style:font-style-asian="normal" style:font-style-complex="normal"/>
    </style:style>
    <style:style style:name="P12" style:family="paragraph" style:parent-style-name="Standard">
      <style:text-properties fo:color="#d4d4d4" style:font-name="Droid Sans Mono" fo:font-size="10.5pt" fo:font-style="normal" fo:font-weight="normal" officeooo:rsid="009cdcd2" officeooo:paragraph-rsid="009cdcd2" fo:background-color="#1e1e1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bold" fo:background-color="#1e1e1e" style:font-weight-asian="bold" style:font-weight-complex="bold"/>
    </style:style>
    <style:style style:name="P14" style:family="paragraph" style:parent-style-name="Standard">
      <style:paragraph-properties style:line-height-at-least="0.198in"/>
      <style:text-properties fo:color="#d4d4d4" style:font-name="Droid Sans Mono" fo:font-size="10.5pt" fo:font-style="italic" fo:font-weight="normal" officeooo:rsid="00690f95" fo:background-color="#1e1e1e" style:font-style-asian="italic" style:font-style-complex="italic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officeooo:rsid="0044817a" officeooo:paragraph-rsid="0044817a"/>
    </style:style>
    <style:style style:name="P17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198in"/>
      <style:text-properties fo:color="#9cdcfe" style:font-name="Droid Sans Mono" fo:font-size="10.5pt" fo:font-weight="bold" fo:background-color="#1e1e1e" style:font-weight-asian="bold" style:font-weight-complex="bold"/>
    </style:style>
    <style:style style:name="P1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0" style:family="paragraph" style:parent-style-name="Standard">
      <style:text-properties fo:color="#6a9955" style:font-name="Droid Sans Mono" fo:font-size="10.5pt" fo:font-style="normal" fo:font-weight="normal" fo:background-color="#1e1e1e" style:font-style-asian="normal" style:font-style-complex="normal"/>
    </style:style>
    <style:style style:name="P21" style:family="paragraph" style:parent-style-name="Standard">
      <style:paragraph-properties style:line-height-at-least="0.198in"/>
      <style:text-properties fo:font-style="normal" officeooo:rsid="00460061" officeooo:paragraph-rsid="0044817a" style:font-style-asian="normal" style:font-style-complex="normal"/>
    </style:style>
    <style:style style:name="P22" style:family="paragraph" style:parent-style-name="Standard">
      <style:text-properties fo:font-style="normal" officeooo:rsid="0048ff00" style:font-style-asian="normal" style:font-style-complex="normal"/>
    </style:style>
    <style:style style:name="P23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24" style:family="paragraph" style:parent-style-name="Text_20_body">
      <style:text-properties officeooo:paragraph-rsid="001e8fa0"/>
    </style:style>
    <style:style style:name="P25" style:family="paragraph" style:parent-style-name="Text_20_body">
      <style:text-properties fo:font-weight="bold" officeooo:rsid="00208e43" officeooo:paragraph-rsid="00208e43" style:font-weight-asian="bold" style:font-weight-complex="bold"/>
    </style:style>
    <style:style style:name="P26" style:family="paragraph" style:parent-style-name="Text_20_body">
      <style:text-properties fo:font-weight="bold" officeooo:rsid="008b1a84" officeooo:paragraph-rsid="008b1a84" style:font-weight-asian="bold" style:font-weight-complex="bold"/>
    </style:style>
    <style:style style:name="P27" style:family="paragraph" style:parent-style-name="Text_20_body">
      <style:text-properties fo:font-weight="bold" officeooo:rsid="008d5237" officeooo:paragraph-rsid="008d5237" style:font-weight-asian="bold" style:font-weight-complex="bold"/>
    </style:style>
    <style:style style:name="P28" style:family="paragraph" style:parent-style-name="Text_20_body">
      <style:text-properties fo:font-style="normal" fo:font-weight="bold" officeooo:rsid="00219e1d" officeooo:paragraph-rsid="00219e1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officeooo:rsid="009c9c60" officeooo:paragraph-rsid="009c9c60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officeooo:rsid="006cd8ca" officeooo:paragraph-rsid="006cd8ca" style:font-style-asian="normal" style:font-style-complex="normal"/>
    </style:style>
    <style:style style:name="P31" style:family="paragraph" style:parent-style-name="Text_20_body">
      <style:text-properties fo:font-style="normal" officeooo:rsid="006e9d92" officeooo:paragraph-rsid="0077ea1e" style:font-style-asian="normal" style:font-style-complex="normal"/>
    </style:style>
    <style:style style:name="P32" style:family="paragraph" style:parent-style-name="Text_20_body">
      <style:text-properties fo:font-style="normal" officeooo:rsid="006e9d92" officeooo:paragraph-rsid="007eb5da" style:font-style-asian="normal" style:font-style-complex="normal"/>
    </style:style>
    <style:style style:name="P33" style:family="paragraph" style:parent-style-name="Text_20_body">
      <style:text-properties fo:font-style="normal" officeooo:rsid="0077ea1e" officeooo:paragraph-rsid="0077ea1e" style:font-style-asian="normal" style:font-style-complex="normal"/>
    </style:style>
    <style:style style:name="P34" style:family="paragraph" style:parent-style-name="Text_20_body">
      <style:text-properties fo:font-style="normal" fo:font-weight="normal" officeooo:rsid="009cdcd2" officeooo:paragraph-rsid="009cdcd2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2dc890"/>
    </style:style>
    <style:style style:name="P36" style:family="paragraph" style:parent-style-name="Text_20_body">
      <style:text-properties officeooo:paragraph-rsid="0023a124"/>
    </style:style>
    <style:style style:name="P37" style:family="paragraph" style:parent-style-name="Text_20_body">
      <style:text-properties officeooo:rsid="0031f558" officeooo:paragraph-rsid="0033180c"/>
    </style:style>
    <style:style style:name="P38" style:family="paragraph" style:parent-style-name="Text_20_body">
      <style:text-properties officeooo:paragraph-rsid="00333c59"/>
    </style:style>
    <style:style style:name="P39" style:family="paragraph" style:parent-style-name="Text_20_body">
      <style:text-properties officeooo:paragraph-rsid="0033d3e2"/>
    </style:style>
    <style:style style:name="P40" style:family="paragraph" style:parent-style-name="Text_20_body">
      <style:text-properties officeooo:rsid="003c0531" officeooo:paragraph-rsid="003c0531"/>
    </style:style>
    <style:style style:name="P41" style:family="paragraph" style:parent-style-name="Text_20_body">
      <style:text-properties officeooo:paragraph-rsid="003f406a"/>
    </style:style>
    <style:style style:name="P42" style:family="paragraph" style:parent-style-name="Text_20_body">
      <style:text-properties officeooo:paragraph-rsid="0047e916"/>
    </style:style>
    <style:style style:name="P43" style:family="paragraph" style:parent-style-name="Text_20_body">
      <style:text-properties officeooo:paragraph-rsid="004c1f37"/>
    </style:style>
    <style:style style:name="P44" style:family="paragraph" style:parent-style-name="Text_20_body">
      <style:text-properties officeooo:paragraph-rsid="004d531a"/>
    </style:style>
    <style:style style:name="P45" style:family="paragraph" style:parent-style-name="Text_20_body">
      <style:text-properties fo:color="#d4d4d4" style:font-name="Droid Sans Mono" fo:font-size="10.5pt" fo:font-weight="normal" officeooo:rsid="0033180c" officeooo:paragraph-rsid="0033180c" fo:background-color="#1e1e1e" style:font-weight-asian="normal" style:font-weight-complex="normal"/>
    </style:style>
    <style:style style:name="P46" style:family="paragraph" style:parent-style-name="Text_20_body">
      <style:text-properties fo:color="#d4d4d4" style:font-name="Droid Sans Mono" fo:font-size="10.5pt" fo:font-style="italic" fo:font-weight="normal" officeooo:rsid="004d531a" officeooo:paragraph-rsid="004d531a" fo:background-color="#1e1e1e" style:font-style-asian="italic" style:font-style-complex="italic"/>
    </style:style>
    <style:style style:name="P47" style:family="paragraph" style:parent-style-name="Text_20_body">
      <style:text-properties fo:color="#d4d4d4" style:font-name="Droid Sans Mono" fo:font-size="10.5pt" fo:font-style="italic" fo:font-weight="normal" officeooo:rsid="00912e0a" officeooo:paragraph-rsid="00912e79" fo:background-color="#1e1e1e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officeooo:paragraph-rsid="005c76bd"/>
    </style:style>
    <style:style style:name="P49" style:family="paragraph" style:parent-style-name="Text_20_body">
      <style:text-properties officeooo:rsid="005d1b4e" officeooo:paragraph-rsid="006a6f9e"/>
    </style:style>
    <style:style style:name="P50" style:family="paragraph" style:parent-style-name="Text_20_body">
      <style:text-properties officeooo:paragraph-rsid="0088883f"/>
    </style:style>
    <style:style style:name="P51" style:family="paragraph" style:parent-style-name="Text_20_body">
      <style:text-properties officeooo:paragraph-rsid="0088c98c"/>
    </style:style>
    <style:style style:name="P52" style:family="paragraph" style:parent-style-name="Text_20_body">
      <style:text-properties officeooo:rsid="008aaa7f" officeooo:paragraph-rsid="008aaa7f"/>
    </style:style>
    <style:style style:name="P53" style:family="paragraph" style:parent-style-name="Text_20_body">
      <style:text-properties fo:font-weight="normal" officeooo:paragraph-rsid="00912e79"/>
    </style:style>
    <style:style style:name="P54" style:family="paragraph" style:parent-style-name="Text_20_body">
      <style:text-properties officeooo:rsid="00935376" officeooo:paragraph-rsid="00935376"/>
    </style:style>
    <style:style style:name="P55" style:family="paragraph" style:parent-style-name="Text_20_body">
      <style:text-properties officeooo:rsid="0094f3c7" officeooo:paragraph-rsid="0094f3c7"/>
    </style:style>
    <style:style style:name="P56" style:family="paragraph" style:parent-style-name="Text_20_body">
      <style:text-properties fo:font-style="italic" officeooo:rsid="0094f3c7" officeooo:paragraph-rsid="0094f3c7" style:font-style-asian="italic" style:font-style-complex="italic"/>
    </style:style>
    <style:style style:name="P57" style:family="paragraph" style:parent-style-name="Text_20_body">
      <style:text-properties officeooo:paragraph-rsid="00a24d95"/>
    </style:style>
    <style:style style:name="P58" style:family="paragraph" style:parent-style-name="Text_20_body">
      <style:text-properties officeooo:rsid="00a26bd3" officeooo:paragraph-rsid="00a26bd3"/>
    </style:style>
    <style:style style:name="P59" style:family="paragraph" style:parent-style-name="Text_20_body">
      <style:paragraph-properties fo:break-before="page"/>
    </style:style>
    <style:style style:name="P60" style:family="paragraph" style:parent-style-name="Text_20_body">
      <style:paragraph-properties fo:break-before="page"/>
      <style:text-properties fo:font-weight="bold" officeooo:rsid="008d5237" officeooo:paragraph-rsid="008d5237" style:font-weight-asian="bold" style:font-weight-complex="bold"/>
    </style:style>
    <style:style style:name="P61" style:family="paragraph" style:parent-style-name="Heading_20_2">
      <style:text-properties officeooo:rsid="001e8fa0" officeooo:paragraph-rsid="001e8fa0"/>
    </style:style>
    <style:style style:name="P62" style:family="paragraph" style:parent-style-name="Heading_20_2" style:list-style-name="">
      <style:text-properties officeooo:rsid="00333c59" officeooo:paragraph-rsid="00333c59"/>
    </style:style>
    <style:style style:name="P63" style:family="paragraph" style:parent-style-name="Heading_20_2" style:list-style-name="">
      <style:text-properties officeooo:rsid="005c76bd" officeooo:paragraph-rsid="005c76bd"/>
    </style:style>
    <style:style style:name="P64" style:family="paragraph" style:parent-style-name="Heading_20_2">
      <style:text-properties officeooo:rsid="0088883f" officeooo:paragraph-rsid="0088883f"/>
    </style:style>
    <style:style style:name="P65" style:family="paragraph" style:parent-style-name="Heading_20_2">
      <style:text-properties officeooo:rsid="00a24d95" officeooo:paragraph-rsid="00a24d95"/>
    </style:style>
    <style:style style:name="P66" style:family="paragraph" style:parent-style-name="Heading_20_2">
      <style:paragraph-properties fo:break-before="page"/>
      <style:text-properties fo:font-weight="bold" officeooo:rsid="00333c59" officeooo:paragraph-rsid="00333c59" style:font-weight-asian="bold" style:font-weight-complex="bold"/>
    </style:style>
    <style:style style:name="P67" style:family="paragraph" style:parent-style-name="Heading_20_2">
      <style:paragraph-properties fo:break-before="page"/>
      <style:text-properties officeooo:rsid="005c76bd" officeooo:paragraph-rsid="005c76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ee41" style:font-weight-asian="normal" style:font-weight-complex="normal"/>
    </style:style>
    <style:style style:name="T3" style:family="text">
      <style:text-properties fo:font-style="italic" fo:font-weight="normal" officeooo:rsid="0020ee41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44407" style:font-style-asian="italic" style:font-style-complex="italic"/>
    </style:style>
    <style:style style:name="T6" style:family="text">
      <style:text-properties fo:font-style="italic" officeooo:rsid="0025e737" style:font-style-asian="italic" style:font-style-complex="italic"/>
    </style:style>
    <style:style style:name="T7" style:family="text">
      <style:text-properties fo:font-style="italic" officeooo:rsid="0028a217" style:font-style-asian="italic" style:font-style-complex="italic"/>
    </style:style>
    <style:style style:name="T8" style:family="text">
      <style:text-properties fo:font-style="italic" officeooo:rsid="002bd256" style:font-style-asian="italic" style:font-style-complex="italic"/>
    </style:style>
    <style:style style:name="T9" style:family="text">
      <style:text-properties fo:font-style="italic" officeooo:rsid="002d7e00" style:font-style-asian="italic" style:font-style-complex="italic"/>
    </style:style>
    <style:style style:name="T10" style:family="text">
      <style:text-properties fo:font-style="italic" officeooo:rsid="00278c90" style:font-style-asian="italic" style:font-style-complex="italic"/>
    </style:style>
    <style:style style:name="T11" style:family="text">
      <style:text-properties fo:font-style="italic" officeooo:rsid="0023a124" style:font-style-asian="italic" style:font-style-complex="italic"/>
    </style:style>
    <style:style style:name="T12" style:family="text">
      <style:text-properties fo:font-style="italic" officeooo:rsid="002ebb12" style:font-style-asian="italic" style:font-style-complex="italic"/>
    </style:style>
    <style:style style:name="T13" style:family="text">
      <style:text-properties fo:font-style="italic" officeooo:rsid="0030b2bb" style:font-style-asian="italic" style:font-style-complex="italic"/>
    </style:style>
    <style:style style:name="T14" style:family="text">
      <style:text-properties fo:font-style="italic" officeooo:rsid="0033180c" style:font-style-asian="italic" style:font-style-complex="italic"/>
    </style:style>
    <style:style style:name="T15" style:family="text">
      <style:text-properties fo:font-style="italic" officeooo:rsid="00343b87" style:font-style-asian="italic" style:font-style-complex="italic"/>
    </style:style>
    <style:style style:name="T16" style:family="text">
      <style:text-properties fo:font-style="italic" officeooo:rsid="003d2540" style:font-style-asian="italic" style:font-style-complex="italic"/>
    </style:style>
    <style:style style:name="T17" style:family="text">
      <style:text-properties fo:font-style="italic" officeooo:rsid="003e2b03" style:font-style-asian="italic" style:font-style-complex="italic"/>
    </style:style>
    <style:style style:name="T18" style:family="text">
      <style:text-properties fo:font-style="italic" officeooo:rsid="003f406a" style:font-style-asian="italic" style:font-style-complex="italic"/>
    </style:style>
    <style:style style:name="T19" style:family="text">
      <style:text-properties fo:font-style="italic" officeooo:rsid="0040ca5c" style:font-style-asian="italic" style:font-style-complex="italic"/>
    </style:style>
    <style:style style:name="T20" style:family="text">
      <style:text-properties fo:font-style="italic" officeooo:rsid="0042b607" style:font-style-asian="italic" style:font-style-complex="italic"/>
    </style:style>
    <style:style style:name="T21" style:family="text">
      <style:text-properties fo:font-style="italic" officeooo:rsid="0042bd65" style:font-style-asian="italic" style:font-style-complex="italic"/>
    </style:style>
    <style:style style:name="T22" style:family="text">
      <style:text-properties fo:font-style="italic" officeooo:rsid="0042d3b6" style:font-style-asian="italic" style:font-style-complex="italic"/>
    </style:style>
    <style:style style:name="T23" style:family="text">
      <style:text-properties fo:font-style="italic" officeooo:rsid="0043bf8a" style:font-style-asian="italic" style:font-style-complex="italic"/>
    </style:style>
    <style:style style:name="T24" style:family="text">
      <style:text-properties fo:font-style="italic" officeooo:rsid="00444179" style:font-style-asian="italic" style:font-style-complex="italic"/>
    </style:style>
    <style:style style:name="T25" style:family="text">
      <style:text-properties fo:font-style="italic" officeooo:rsid="0047e916" style:font-style-asian="italic" style:font-style-complex="italic"/>
    </style:style>
    <style:style style:name="T26" style:family="text">
      <style:text-properties fo:font-style="italic" officeooo:rsid="004c1f37" style:font-style-asian="italic" style:font-style-complex="italic"/>
    </style:style>
    <style:style style:name="T27" style:family="text">
      <style:text-properties fo:font-style="italic" officeooo:rsid="004d531a" style:font-style-asian="italic" style:font-style-complex="italic"/>
    </style:style>
    <style:style style:name="T28" style:family="text">
      <style:text-properties fo:font-style="italic" officeooo:rsid="004f00e7" style:font-style-asian="italic" style:font-style-complex="italic"/>
    </style:style>
    <style:style style:name="T29" style:family="text">
      <style:text-properties fo:font-style="italic" officeooo:rsid="005040bb" style:font-style-asian="italic" style:font-style-complex="italic"/>
    </style:style>
    <style:style style:name="T30" style:family="text">
      <style:text-properties fo:font-style="italic" officeooo:rsid="005e948d" style:font-style-asian="italic" style:font-style-complex="italic"/>
    </style:style>
    <style:style style:name="T31" style:family="text">
      <style:text-properties fo:font-style="italic" officeooo:rsid="006002c0" style:font-style-asian="italic" style:font-style-complex="italic"/>
    </style:style>
    <style:style style:name="T32" style:family="text">
      <style:text-properties fo:font-style="italic" officeooo:rsid="00646ea3" style:font-style-asian="italic" style:font-style-complex="italic"/>
    </style:style>
    <style:style style:name="T33" style:family="text">
      <style:text-properties fo:font-style="italic" officeooo:rsid="0065f49e" style:font-style-asian="italic" style:font-style-complex="italic"/>
    </style:style>
    <style:style style:name="T34" style:family="text">
      <style:text-properties fo:font-style="italic" officeooo:rsid="00690f95" style:font-style-asian="italic" style:font-style-complex="italic"/>
    </style:style>
    <style:style style:name="T35" style:family="text">
      <style:text-properties fo:font-style="italic" officeooo:rsid="006a6f9e" style:font-style-asian="italic" style:font-style-complex="italic"/>
    </style:style>
    <style:style style:name="T36" style:family="text">
      <style:text-properties fo:font-style="italic" officeooo:rsid="006ab220" style:font-style-asian="italic" style:font-style-complex="italic"/>
    </style:style>
    <style:style style:name="T37" style:family="text">
      <style:text-properties fo:font-style="italic" officeooo:rsid="006b47c4" style:font-style-asian="italic" style:font-style-complex="italic"/>
    </style:style>
    <style:style style:name="T38" style:family="text">
      <style:text-properties fo:font-style="italic" officeooo:rsid="006ba917" style:font-style-asian="italic" style:font-style-complex="italic"/>
    </style:style>
    <style:style style:name="T39" style:family="text">
      <style:text-properties fo:font-style="italic" officeooo:rsid="006cc516" style:font-style-asian="italic" style:font-style-complex="italic"/>
    </style:style>
    <style:style style:name="T40" style:family="text">
      <style:text-properties fo:font-style="italic" officeooo:rsid="006cd8ca" style:font-style-asian="italic" style:font-style-complex="italic"/>
    </style:style>
    <style:style style:name="T41" style:family="text">
      <style:text-properties fo:font-style="italic" officeooo:rsid="00706bc1" style:font-style-asian="italic" style:font-style-complex="italic"/>
    </style:style>
    <style:style style:name="T42" style:family="text">
      <style:text-properties fo:font-style="italic" officeooo:rsid="0070a6eb" style:font-style-asian="italic" style:font-style-complex="italic"/>
    </style:style>
    <style:style style:name="T43" style:family="text">
      <style:text-properties fo:font-style="italic" officeooo:rsid="00720d7d" style:font-style-asian="italic" style:font-style-complex="italic"/>
    </style:style>
    <style:style style:name="T44" style:family="text">
      <style:text-properties fo:font-style="italic" officeooo:rsid="007352df" style:font-style-asian="italic" style:font-style-complex="italic"/>
    </style:style>
    <style:style style:name="T45" style:family="text">
      <style:text-properties fo:font-style="italic" officeooo:rsid="007657eb" style:font-style-asian="italic" style:font-style-complex="italic"/>
    </style:style>
    <style:style style:name="T46" style:family="text">
      <style:text-properties fo:font-style="italic" officeooo:rsid="0076825c" style:font-style-asian="italic" style:font-style-complex="italic"/>
    </style:style>
    <style:style style:name="T47" style:family="text">
      <style:text-properties fo:font-style="italic" officeooo:rsid="0079df68" style:font-style-asian="italic" style:font-style-complex="italic"/>
    </style:style>
    <style:style style:name="T48" style:family="text">
      <style:text-properties fo:font-style="italic" officeooo:rsid="007b149d" style:font-style-asian="italic" style:font-style-complex="italic"/>
    </style:style>
    <style:style style:name="T49" style:family="text">
      <style:text-properties fo:font-style="italic" officeooo:rsid="007fad81" style:font-style-asian="italic" style:font-style-complex="italic"/>
    </style:style>
    <style:style style:name="T50" style:family="text">
      <style:text-properties fo:font-style="italic" officeooo:rsid="007fba7b" style:font-style-asian="italic" style:font-style-complex="italic"/>
    </style:style>
    <style:style style:name="T51" style:family="text">
      <style:text-properties fo:font-style="italic" officeooo:rsid="00862662" style:font-style-asian="italic" style:font-style-complex="italic"/>
    </style:style>
    <style:style style:name="T52" style:family="text">
      <style:text-properties fo:font-style="italic" officeooo:rsid="0087a7c8" style:font-style-asian="italic" style:font-style-complex="italic"/>
    </style:style>
    <style:style style:name="T53" style:family="text">
      <style:text-properties fo:font-style="italic" officeooo:rsid="00a31a05" style:font-style-asian="italic" style:font-style-complex="italic"/>
    </style:style>
    <style:style style:name="T54" style:family="text">
      <style:text-properties fo:font-style="italic" officeooo:rsid="00a4788a" style:font-style-asian="italic" style:font-style-complex="italic"/>
    </style:style>
    <style:style style:name="T55" style:family="text">
      <style:text-properties fo:font-style="italic" officeooo:rsid="00a49750" style:font-style-asian="italic" style:font-style-complex="italic"/>
    </style:style>
    <style:style style:name="T56" style:family="text">
      <style:text-properties fo:font-style="italic" officeooo:rsid="00a5d02f" style:font-style-asian="italic" style:font-style-complex="italic"/>
    </style:style>
    <style:style style:name="T57" style:family="text">
      <style:text-properties fo:font-style="italic" officeooo:rsid="00912e0a" style:font-style-asian="italic" style:font-weight-asian="normal" style:font-style-complex="italic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44407" style:font-style-asian="normal" style:font-style-complex="normal"/>
    </style:style>
    <style:style style:name="T60" style:family="text">
      <style:text-properties fo:font-style="normal" officeooo:rsid="0025e737" style:font-style-asian="normal" style:font-style-complex="normal"/>
    </style:style>
    <style:style style:name="T61" style:family="text">
      <style:text-properties fo:font-style="normal" officeooo:rsid="00298b66" style:font-style-asian="normal" style:font-style-complex="normal"/>
    </style:style>
    <style:style style:name="T62" style:family="text">
      <style:text-properties fo:font-style="normal" officeooo:rsid="002d7e00" style:font-style-asian="normal" style:font-style-complex="normal"/>
    </style:style>
    <style:style style:name="T63" style:family="text">
      <style:text-properties fo:font-style="normal" officeooo:rsid="00278c90" style:font-style-asian="normal" style:font-style-complex="normal"/>
    </style:style>
    <style:style style:name="T64" style:family="text">
      <style:text-properties fo:font-style="normal" officeooo:rsid="0028a217" style:font-style-asian="normal" style:font-style-complex="normal"/>
    </style:style>
    <style:style style:name="T65" style:family="text">
      <style:text-properties fo:font-style="normal" officeooo:rsid="002bd256" style:font-style-asian="normal" style:font-style-complex="normal"/>
    </style:style>
    <style:style style:name="T66" style:family="text">
      <style:text-properties fo:font-style="normal" officeooo:rsid="002dc890" style:font-style-asian="normal" style:font-style-complex="normal"/>
    </style:style>
    <style:style style:name="T67" style:family="text">
      <style:text-properties fo:font-style="normal" officeooo:rsid="002ebb12" style:font-style-asian="normal" style:font-style-complex="normal"/>
    </style:style>
    <style:style style:name="T68" style:family="text">
      <style:text-properties fo:font-style="normal" officeooo:rsid="002f7ed2" style:font-style-asian="normal" style:font-style-complex="normal"/>
    </style:style>
    <style:style style:name="T69" style:family="text">
      <style:text-properties fo:font-style="normal" officeooo:rsid="0030b2bb" style:font-style-asian="normal" style:font-style-complex="normal"/>
    </style:style>
    <style:style style:name="T70" style:family="text">
      <style:text-properties fo:font-style="normal" officeooo:rsid="00343b87" style:font-style-asian="normal" style:font-style-complex="normal"/>
    </style:style>
    <style:style style:name="T71" style:family="text">
      <style:text-properties fo:font-style="normal" officeooo:rsid="003567cc" style:font-style-asian="normal" style:font-style-complex="normal"/>
    </style:style>
    <style:style style:name="T72" style:family="text">
      <style:text-properties fo:font-style="normal" officeooo:rsid="00370bf6" style:font-style-asian="normal" style:font-style-complex="normal"/>
    </style:style>
    <style:style style:name="T73" style:family="text">
      <style:text-properties fo:font-style="normal" officeooo:rsid="0038d986" style:font-style-asian="normal" style:font-style-complex="normal"/>
    </style:style>
    <style:style style:name="T74" style:family="text">
      <style:text-properties fo:font-style="normal" officeooo:rsid="003954ce" style:font-style-asian="normal" style:font-style-complex="normal"/>
    </style:style>
    <style:style style:name="T75" style:family="text">
      <style:text-properties fo:font-style="normal" officeooo:rsid="003a4455" style:font-style-asian="normal" style:font-style-complex="normal"/>
    </style:style>
    <style:style style:name="T76" style:family="text">
      <style:text-properties fo:font-style="normal" officeooo:rsid="003c7dc7" style:font-style-asian="normal" style:font-style-complex="normal"/>
    </style:style>
    <style:style style:name="T77" style:family="text">
      <style:text-properties fo:font-style="normal" officeooo:rsid="003d2540" style:font-style-asian="normal" style:font-style-complex="normal"/>
    </style:style>
    <style:style style:name="T78" style:family="text">
      <style:text-properties fo:font-style="normal" officeooo:rsid="003e2b03" style:font-style-asian="normal" style:font-style-complex="normal"/>
    </style:style>
    <style:style style:name="T79" style:family="text">
      <style:text-properties fo:font-style="normal" officeooo:rsid="003e601a" style:font-style-asian="normal" style:font-style-complex="normal"/>
    </style:style>
    <style:style style:name="T80" style:family="text">
      <style:text-properties fo:font-style="normal" officeooo:rsid="003f406a" style:font-style-asian="normal" style:font-style-complex="normal"/>
    </style:style>
    <style:style style:name="T81" style:family="text">
      <style:text-properties fo:font-style="normal" officeooo:rsid="0040ca5c" style:font-style-asian="normal" style:font-style-complex="normal"/>
    </style:style>
    <style:style style:name="T82" style:family="text">
      <style:text-properties fo:font-style="normal" officeooo:rsid="0042b607" style:font-style-asian="normal" style:font-style-complex="normal"/>
    </style:style>
    <style:style style:name="T83" style:family="text">
      <style:text-properties fo:font-style="normal" officeooo:rsid="0042bd65" style:font-style-asian="normal" style:font-style-complex="normal"/>
    </style:style>
    <style:style style:name="T84" style:family="text">
      <style:text-properties fo:font-style="normal" officeooo:rsid="0042d3b6" style:font-style-asian="normal" style:font-style-complex="normal"/>
    </style:style>
    <style:style style:name="T85" style:family="text">
      <style:text-properties fo:font-style="normal" officeooo:rsid="0043bf8a" style:font-style-asian="normal" style:font-style-complex="normal"/>
    </style:style>
    <style:style style:name="T86" style:family="text">
      <style:text-properties fo:font-style="normal" officeooo:rsid="00460061" style:font-style-asian="normal" style:font-style-complex="normal"/>
    </style:style>
    <style:style style:name="T87" style:family="text">
      <style:text-properties fo:font-style="normal" officeooo:rsid="0048ff00" style:font-style-asian="normal" style:font-style-complex="normal"/>
    </style:style>
    <style:style style:name="T88" style:family="text">
      <style:text-properties fo:font-style="normal" officeooo:rsid="0047e916" style:font-style-asian="normal" style:font-style-complex="normal"/>
    </style:style>
    <style:style style:name="T89" style:family="text">
      <style:text-properties fo:font-style="normal" officeooo:rsid="004c1f37" style:font-style-asian="normal" style:font-style-complex="normal"/>
    </style:style>
    <style:style style:name="T90" style:family="text">
      <style:text-properties fo:font-style="normal" officeooo:rsid="004d531a" style:font-style-asian="normal" style:font-style-complex="normal"/>
    </style:style>
    <style:style style:name="T91" style:family="text">
      <style:text-properties fo:font-style="normal" officeooo:rsid="004f00e7" style:font-style-asian="normal" style:font-style-complex="normal"/>
    </style:style>
    <style:style style:name="T92" style:family="text">
      <style:text-properties fo:font-style="normal" officeooo:rsid="00616550" style:font-style-asian="normal" style:font-style-complex="normal"/>
    </style:style>
    <style:style style:name="T93" style:family="text">
      <style:text-properties fo:font-style="normal" officeooo:rsid="006177f9" style:font-style-asian="normal" style:font-style-complex="normal"/>
    </style:style>
    <style:style style:name="T94" style:family="text">
      <style:text-properties fo:font-style="normal" officeooo:rsid="0062b5bf" style:font-style-asian="normal" style:font-style-complex="normal"/>
    </style:style>
    <style:style style:name="T95" style:family="text">
      <style:text-properties fo:font-style="normal" officeooo:rsid="0065f49e" style:font-style-asian="normal" style:font-style-complex="normal"/>
    </style:style>
    <style:style style:name="T96" style:family="text">
      <style:text-properties fo:font-style="normal" officeooo:rsid="00683c48" style:font-style-asian="normal" style:font-style-complex="normal"/>
    </style:style>
    <style:style style:name="T97" style:family="text">
      <style:text-properties fo:font-style="normal" officeooo:rsid="00690f95" style:font-style-asian="normal" style:font-style-complex="normal"/>
    </style:style>
    <style:style style:name="T98" style:family="text">
      <style:text-properties fo:font-style="normal" officeooo:rsid="006a6f9e" style:font-style-asian="normal" style:font-style-complex="normal"/>
    </style:style>
    <style:style style:name="T99" style:family="text">
      <style:text-properties fo:font-style="normal" officeooo:rsid="006b47c4" style:font-style-asian="normal" style:font-style-complex="normal"/>
    </style:style>
    <style:style style:name="T100" style:family="text">
      <style:text-properties fo:font-style="normal" officeooo:rsid="006ba917" style:font-style-asian="normal" style:font-style-complex="normal"/>
    </style:style>
    <style:style style:name="T101" style:family="text">
      <style:text-properties fo:font-style="normal" officeooo:rsid="006cc516" style:font-style-asian="normal" style:font-style-complex="normal"/>
    </style:style>
    <style:style style:name="T102" style:family="text">
      <style:text-properties fo:font-style="normal" officeooo:rsid="006cd8ca" style:font-style-asian="normal" style:font-style-complex="normal"/>
    </style:style>
    <style:style style:name="T103" style:family="text">
      <style:text-properties fo:font-style="normal" officeooo:rsid="00a31a05" style:font-style-asian="normal" style:font-style-complex="normal"/>
    </style:style>
    <style:style style:name="T104" style:family="text">
      <style:text-properties fo:font-style="normal" officeooo:rsid="00a4788a" style:font-style-asian="normal" style:font-style-complex="normal"/>
    </style:style>
    <style:style style:name="T105" style:family="text">
      <style:text-properties fo:font-style="normal" officeooo:rsid="00a49750" style:font-style-asian="normal" style:font-style-complex="normal"/>
    </style:style>
    <style:style style:name="T106" style:family="text">
      <style:text-properties fo:font-style="normal" officeooo:rsid="00a5d02f" style:font-style-asian="normal" style:font-style-complex="normal"/>
    </style:style>
    <style:style style:name="T107" style:family="text">
      <style:text-properties fo:font-style="normal" officeooo:rsid="00912e0a" style:font-style-asian="normal" style:font-weight-asian="normal" style:font-style-complex="normal" style:font-weight-complex="normal"/>
    </style:style>
    <style:style style:name="T108" style:family="text">
      <style:text-properties fo:color="#569cd6"/>
    </style:style>
    <style:style style:name="T109" style:family="text">
      <style:text-properties fo:color="#569cd6" style:font-weight-asian="normal" style:font-weight-complex="normal"/>
    </style:style>
    <style:style style:name="T110" style:family="text">
      <style:text-properties fo:color="#569cd6" style:font-name="Droid Sans Mono" fo:font-size="10.5pt" fo:font-weight="normal" fo:background-color="#1e1e1e" loext:char-shading-value="0"/>
    </style:style>
    <style:style style:name="T111" style:family="text">
      <style:text-properties fo:color="#569cd6" style:font-name="Droid Sans Mono" fo:font-size="10.5pt" fo:font-weight="normal" officeooo:rsid="0033180c" fo:background-color="#1e1e1e" loext:char-shading-value="0" style:font-weight-asian="normal" style:font-weight-complex="normal"/>
    </style:style>
    <style:style style:name="T112" style:family="text">
      <style:text-properties fo:color="#569cd6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13" style:family="text">
      <style:text-properties fo:color="#569cd6" style:font-name="Droid Sans Mono" fo:font-size="10.5pt" fo:font-style="italic" fo:font-weight="normal" officeooo:rsid="002d7e00" fo:background-color="#1e1e1e" loext:char-shading-value="0" style:font-style-asian="italic" style:font-style-complex="italic"/>
    </style:style>
    <style:style style:name="T114" style:family="text">
      <style:text-properties fo:color="#569cd6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15" style:family="text">
      <style:text-properties fo:color="#569cd6" fo:font-style="normal" officeooo:rsid="00460061" style:font-style-asian="normal" style:font-style-complex="normal"/>
    </style:style>
    <style:style style:name="T116" style:family="text">
      <style:text-properties fo:color="#569cd6" fo:font-style="italic" style:font-style-asian="italic" style:font-style-complex="italic"/>
    </style:style>
    <style:style style:name="T117" style:family="text">
      <style:text-properties fo:color="#569cd6" fo:font-style="italic" officeooo:rsid="00690f95" style:font-style-asian="italic" style:font-style-complex="italic"/>
    </style:style>
    <style:style style:name="T118" style:family="text">
      <style:text-properties fo:color="#569cd6" fo:font-style="italic" officeooo:rsid="00912e0a" style:font-style-asian="italic" style:font-weight-asian="normal" style:font-style-complex="italic" style:font-weight-complex="normal"/>
    </style:style>
    <style:style style:name="T119" style:family="text">
      <style:text-properties style:font-weight-asian="normal" style:font-weight-complex="normal"/>
    </style:style>
    <style:style style:name="T120" style:family="text">
      <style:text-properties officeooo:rsid="00912e0a" style:font-weight-asian="normal" style:font-weight-complex="normal"/>
    </style:style>
    <style:style style:name="T121" style:family="text">
      <style:text-properties fo:color="#dcdcaa"/>
    </style:style>
    <style:style style:name="T122" style:family="text">
      <style:text-properties fo:color="#dcdcaa" style:font-weight-asian="normal" style:font-weight-complex="normal"/>
    </style:style>
    <style:style style:name="T123" style:family="text">
      <style:text-properties fo:color="#dcdcaa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24" style:family="text">
      <style:text-properties fo:color="#dcdcaa" style:font-name="Droid Sans Mono" fo:font-size="10.5pt" fo:font-style="italic" fo:font-weight="normal" officeooo:rsid="002d7e00" fo:background-color="#1e1e1e" loext:char-shading-value="0" style:font-style-asian="italic" style:font-style-complex="italic"/>
    </style:style>
    <style:style style:name="T125" style:family="text">
      <style:text-properties fo:color="#dcdcaa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26" style:family="text">
      <style:text-properties fo:color="#dcdcaa" fo:font-style="normal" officeooo:rsid="00460061" style:font-style-asian="normal" style:font-style-complex="normal"/>
    </style:style>
    <style:style style:name="T127" style:family="text">
      <style:text-properties fo:color="#dcdcaa" fo:font-style="italic" style:font-style-asian="italic" style:font-style-complex="italic"/>
    </style:style>
    <style:style style:name="T128" style:family="text">
      <style:text-properties fo:color="#dcdcaa" fo:font-style="italic" officeooo:rsid="00690f95" style:font-style-asian="italic" style:font-style-complex="italic"/>
    </style:style>
    <style:style style:name="T129" style:family="text">
      <style:text-properties fo:color="#dcdcaa" fo:font-style="italic" officeooo:rsid="00912e0a" style:font-style-asian="italic" style:font-weight-asian="normal" style:font-style-complex="italic" style:font-weight-complex="normal"/>
    </style:style>
    <style:style style:name="T130" style:family="text">
      <style:text-properties fo:color="#dcdcaa" fo:font-weight="bold" style:font-weight-asian="bold" style:font-weight-complex="bold"/>
    </style:style>
    <style:style style:name="T131" style:family="text">
      <style:text-properties fo:color="#808080"/>
    </style:style>
    <style:style style:name="T132" style:family="text">
      <style:text-properties fo:color="#808080" style:font-weight-asian="normal" style:font-weight-complex="normal"/>
    </style:style>
    <style:style style:name="T133" style:family="text">
      <style:text-properties fo:color="#808080" style:font-name="Droid Sans Mono" fo:font-size="10.5pt" fo:font-weight="normal" fo:background-color="#1e1e1e" loext:char-shading-value="0"/>
    </style:style>
    <style:style style:name="T134" style:family="text">
      <style:text-properties fo:color="#808080" style:font-name="Droid Sans Mono" fo:font-size="10.5pt" fo:font-weight="normal" officeooo:rsid="0033180c" fo:background-color="#1e1e1e" loext:char-shading-value="0" style:font-weight-asian="normal" style:font-weight-complex="normal"/>
    </style:style>
    <style:style style:name="T135" style:family="text">
      <style:text-properties fo:color="#808080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36" style:family="text">
      <style:text-properties fo:color="#808080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37" style:family="text">
      <style:text-properties fo:color="#9cdcfe"/>
    </style:style>
    <style:style style:name="T138" style:family="text">
      <style:text-properties fo:color="#9cdcfe" style:font-name="Droid Sans Mono" fo:font-size="10.5pt" fo:font-weight="normal" fo:background-color="#1e1e1e" loext:char-shading-value="0"/>
    </style:style>
    <style:style style:name="T139" style:family="text">
      <style:text-properties fo:color="#9cdcfe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40" style:family="text">
      <style:text-properties fo:color="#9cdcfe" style:font-name="Droid Sans Mono" fo:font-size="10.5pt" fo:font-style="italic" fo:font-weight="normal" officeooo:rsid="0025e737" fo:background-color="#1e1e1e" loext:char-shading-value="0" style:font-style-asian="italic" style:font-style-complex="italic"/>
    </style:style>
    <style:style style:name="T141" style:family="text">
      <style:text-properties fo:color="#9cdcfe" style:font-name="Droid Sans Mono" fo:font-size="10.5pt" fo:font-style="italic" fo:font-weight="normal" officeooo:rsid="002d7e00" fo:background-color="#1e1e1e" loext:char-shading-value="0" style:font-style-asian="italic" style:font-style-complex="italic"/>
    </style:style>
    <style:style style:name="T142" style:family="text">
      <style:text-properties fo:color="#9cdcfe" style:font-name="Droid Sans Mono" fo:font-size="10.5pt" fo:font-style="italic" fo:font-weight="bold" fo:background-color="#1e1e1e" loext:char-shading-value="0" style:font-style-asian="italic" style:font-weight-asian="bold" style:font-style-complex="italic" style:font-weight-complex="bold"/>
    </style:style>
    <style:style style:name="T143" style:family="text">
      <style:text-properties fo:color="#9cdcfe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44" style:family="text">
      <style:text-properties fo:color="#9cdcfe" style:font-name="Droid Sans Mono" fo:font-size="10.5pt" fo:font-style="normal" fo:font-weight="normal" officeooo:rsid="0043bf8a" fo:background-color="#1e1e1e" loext:char-shading-value="0" style:font-style-asian="normal" style:font-style-complex="normal"/>
    </style:style>
    <style:style style:name="T145" style:family="text">
      <style:text-properties fo:color="#9cdcfe" style:font-name="Droid Sans Mono" fo:font-size="10.5pt" fo:font-style="normal" fo:font-weight="normal" officeooo:rsid="0048ff00" fo:background-color="#1e1e1e" loext:char-shading-value="0" style:font-style-asian="normal" style:font-style-complex="normal"/>
    </style:style>
    <style:style style:name="T146" style:family="text">
      <style:text-properties fo:color="#9cdcfe" style:font-name="Droid Sans Mono" fo:font-size="10.5pt" fo:font-style="normal" fo:font-weight="normal" officeooo:rsid="004b0dbb" fo:background-color="#1e1e1e" loext:char-shading-value="0" style:font-style-asian="normal" style:font-style-complex="normal"/>
    </style:style>
    <style:style style:name="T147" style:family="text">
      <style:text-properties fo:color="#9cdcfe" fo:font-style="normal" officeooo:rsid="00460061" style:font-style-asian="normal" style:font-style-complex="normal"/>
    </style:style>
    <style:style style:name="T148" style:family="text">
      <style:text-properties fo:color="#9cdcfe" fo:font-style="italic" style:font-style-asian="italic" style:font-style-complex="italic"/>
    </style:style>
    <style:style style:name="T149" style:family="text">
      <style:text-properties fo:color="#4ec9b0"/>
    </style:style>
    <style:style style:name="T150" style:family="text">
      <style:text-properties fo:color="#4ec9b0" style:font-name="Droid Sans Mono" fo:font-size="10.5pt" fo:font-weight="normal" fo:background-color="#1e1e1e" loext:char-shading-value="0"/>
    </style:style>
    <style:style style:name="T151" style:family="text">
      <style:text-properties fo:color="#4ec9b0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52" style:family="text">
      <style:text-properties fo:color="#4ec9b0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53" style:family="text">
      <style:text-properties fo:color="#ce9178"/>
    </style:style>
    <style:style style:name="T154" style:family="text">
      <style:text-properties fo:color="#ce9178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55" style:family="text">
      <style:text-properties fo:color="#ce9178" style:font-name="Droid Sans Mono" fo:font-size="10.5pt" fo:font-style="italic" fo:font-weight="normal" officeooo:rsid="0025e737" fo:background-color="#1e1e1e" loext:char-shading-value="0" style:font-style-asian="italic" style:font-style-complex="italic"/>
    </style:style>
    <style:style style:name="T156" style:family="text">
      <style:text-properties fo:color="#ce9178" style:font-name="Droid Sans Mono" fo:font-size="10.5pt" fo:font-style="normal" fo:font-weight="normal" officeooo:rsid="0043bf8a" fo:background-color="#1e1e1e" loext:char-shading-value="0" style:font-style-asian="normal" style:font-style-complex="normal"/>
    </style:style>
    <style:style style:name="T157" style:family="text">
      <style:text-properties fo:color="#ce9178" style:font-name="Droid Sans Mono" fo:font-size="10.5pt" fo:font-style="normal" fo:font-weight="normal" officeooo:rsid="0048ff00" fo:background-color="#1e1e1e" loext:char-shading-value="0" style:font-style-asian="normal" style:font-style-complex="normal"/>
    </style:style>
    <style:style style:name="T158" style:family="text">
      <style:text-properties fo:color="#ce9178" fo:font-style="italic" style:font-style-asian="italic" style:font-style-complex="italic"/>
    </style:style>
    <style:style style:name="T159" style:family="text">
      <style:text-properties fo:color="#d4d4d4" style:font-name="Droid Sans Mono" fo:font-size="10.5pt" fo:font-weight="normal" fo:background-color="#1e1e1e" loext:char-shading-value="0"/>
    </style:style>
    <style:style style:name="T160" style:family="text">
      <style:text-properties fo:color="#d4d4d4" style:font-name="Droid Sans Mono" fo:font-size="10.5pt" fo:font-weight="normal" officeooo:rsid="0033180c" fo:background-color="#1e1e1e" loext:char-shading-value="0" style:font-weight-asian="normal" style:font-weight-complex="normal"/>
    </style:style>
    <style:style style:name="T161" style:family="text">
      <style:text-properties fo:color="#d4d4d4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62" style:family="text">
      <style:text-properties fo:color="#d4d4d4" style:font-name="Droid Sans Mono" fo:font-size="10.5pt" fo:font-style="italic" fo:font-weight="normal" officeooo:rsid="0025e737" fo:background-color="#1e1e1e" loext:char-shading-value="0" style:font-style-asian="italic" style:font-style-complex="italic"/>
    </style:style>
    <style:style style:name="T163" style:family="text">
      <style:text-properties fo:color="#d4d4d4" style:font-name="Droid Sans Mono" fo:font-size="10.5pt" fo:font-style="italic" fo:font-weight="normal" officeooo:rsid="002d7e00" fo:background-color="#1e1e1e" loext:char-shading-value="0" style:font-style-asian="italic" style:font-style-complex="italic"/>
    </style:style>
    <style:style style:name="T164" style:family="text">
      <style:text-properties fo:color="#d4d4d4" style:font-name="Droid Sans Mono" fo:font-size="10.5pt" fo:font-style="normal" fo:font-weight="normal" officeooo:rsid="002f7ed2" fo:background-color="#1e1e1e" loext:char-shading-value="0" style:font-style-asian="normal" style:font-style-complex="normal"/>
    </style:style>
    <style:style style:name="T165" style:family="text">
      <style:text-properties fo:color="#d4d4d4" style:font-name="Droid Sans Mono" fo:font-size="10.5pt" fo:font-style="normal" fo:font-weight="normal" officeooo:rsid="003a4455" fo:background-color="#1e1e1e" loext:char-shading-value="0" style:font-style-asian="normal" style:font-style-complex="normal"/>
    </style:style>
    <style:style style:name="T166" style:family="text">
      <style:text-properties fo:color="#d4d4d4" style:font-name="Droid Sans Mono" fo:font-size="10.5pt" fo:font-style="normal" fo:font-weight="normal" officeooo:rsid="0043bf8a" fo:background-color="#1e1e1e" loext:char-shading-value="0" style:font-style-asian="normal" style:font-style-complex="normal"/>
    </style:style>
    <style:style style:name="T167" style:family="text">
      <style:text-properties fo:color="#d4d4d4" style:font-name="Droid Sans Mono" fo:font-size="10.5pt" fo:font-style="normal" fo:font-weight="normal" officeooo:rsid="0048ff00" fo:background-color="#1e1e1e" loext:char-shading-value="0" style:font-style-asian="normal" style:font-style-complex="normal"/>
    </style:style>
    <style:style style:name="T168" style:family="text">
      <style:text-properties officeooo:rsid="0023a124"/>
    </style:style>
    <style:style style:name="T169" style:family="text">
      <style:text-properties fo:color="#c586c0"/>
    </style:style>
    <style:style style:name="T170" style:family="text">
      <style:text-properties fo:color="#c586c0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71" style:family="text">
      <style:text-properties fo:color="#c586c0" style:font-name="Droid Sans Mono" fo:font-size="10.5pt" fo:font-style="italic" fo:font-weight="normal" officeooo:rsid="0025e737" fo:background-color="#1e1e1e" loext:char-shading-value="0" style:font-style-asian="italic" style:font-style-complex="italic"/>
    </style:style>
    <style:style style:name="T172" style:family="text">
      <style:text-properties fo:color="#c586c0" style:font-name="Droid Sans Mono" fo:font-size="10.5pt" fo:font-style="normal" fo:font-weight="normal" officeooo:rsid="003a4455" fo:background-color="#1e1e1e" loext:char-shading-value="0" style:font-style-asian="normal" style:font-style-complex="normal"/>
    </style:style>
    <style:style style:name="T173" style:family="text">
      <style:text-properties fo:color="#c586c0" style:font-name="Droid Sans Mono" fo:font-size="10.5pt" fo:font-style="normal" fo:font-weight="normal" officeooo:rsid="0043bf8a" fo:background-color="#1e1e1e" loext:char-shading-value="0" style:font-style-asian="normal" style:font-style-complex="normal"/>
    </style:style>
    <style:style style:name="T174" style:family="text">
      <style:text-properties fo:color="#c586c0" style:font-name="Droid Sans Mono" fo:font-size="10.5pt" fo:font-style="normal" fo:font-weight="normal" officeooo:rsid="0048ff00" fo:background-color="#1e1e1e" loext:char-shading-value="0" style:font-style-asian="normal" style:font-style-complex="normal"/>
    </style:style>
    <style:style style:name="T175" style:family="text">
      <style:text-properties fo:color="#c586c0" fo:font-style="italic" style:font-style-asian="italic" style:font-style-complex="italic"/>
    </style:style>
    <style:style style:name="T176" style:family="text">
      <style:text-properties fo:color="#c586c0" fo:font-style="italic" officeooo:rsid="00690f95" style:font-style-asian="italic" style:font-style-complex="italic"/>
    </style:style>
    <style:style style:name="T177" style:family="text">
      <style:text-properties fo:color="#c586c0" fo:font-style="italic" officeooo:rsid="00912e0a" style:font-style-asian="italic" style:font-weight-asian="normal" style:font-style-complex="italic" style:font-weight-complex="normal"/>
    </style:style>
    <style:style style:name="T178" style:family="text">
      <style:text-properties officeooo:rsid="0033180c"/>
    </style:style>
    <style:style style:name="T179" style:family="text">
      <style:text-properties officeooo:rsid="0033d3e2"/>
    </style:style>
    <style:style style:name="T180" style:family="text">
      <style:text-properties officeooo:rsid="0047e916"/>
    </style:style>
    <style:style style:name="T181" style:family="text">
      <style:text-properties officeooo:rsid="004c1f37"/>
    </style:style>
    <style:style style:name="T182" style:family="text">
      <style:text-properties fo:color="#b5cea8"/>
    </style:style>
    <style:style style:name="T183" style:family="text">
      <style:text-properties officeooo:rsid="00706bc1"/>
    </style:style>
    <style:style style:name="T184" style:family="text">
      <style:text-properties officeooo:rsid="0070a6eb"/>
    </style:style>
    <style:style style:name="T185" style:family="text">
      <style:text-properties officeooo:rsid="007352df"/>
    </style:style>
    <style:style style:name="T186" style:family="text">
      <style:text-properties officeooo:rsid="00754cec"/>
    </style:style>
    <style:style style:name="T187" style:family="text">
      <style:text-properties officeooo:rsid="007657eb"/>
    </style:style>
    <style:style style:name="T188" style:family="text">
      <style:text-properties officeooo:rsid="0076825c"/>
    </style:style>
    <style:style style:name="T189" style:family="text">
      <style:text-properties officeooo:rsid="0077ea1e"/>
    </style:style>
    <style:style style:name="T190" style:family="text">
      <style:text-properties officeooo:rsid="0079df68"/>
    </style:style>
    <style:style style:name="T191" style:family="text">
      <style:text-properties officeooo:rsid="007b149d"/>
    </style:style>
    <style:style style:name="T192" style:family="text">
      <style:text-properties officeooo:rsid="007fad81"/>
    </style:style>
    <style:style style:name="T193" style:family="text">
      <style:text-properties officeooo:rsid="0084c00c"/>
    </style:style>
    <style:style style:name="T194" style:family="text">
      <style:text-properties officeooo:rsid="00862662"/>
    </style:style>
    <style:style style:name="T195" style:family="text">
      <style:text-properties officeooo:rsid="0087a7c8"/>
    </style:style>
    <style:style style:name="T196" style:family="text">
      <style:text-properties officeooo:rsid="0088c98c"/>
    </style:style>
    <style:style style:name="T19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98" style:family="text">
      <style:text-properties fo:font-variant="normal" fo:text-transform="none" fo:color="#222222" style:font-name="arial" fo:font-size="12pt" fo:letter-spacing="normal" fo:font-style="normal" fo:font-weight="normal" officeooo:rsid="0088c98c"/>
    </style:style>
    <style:style style:name="T199" style:family="text">
      <style:text-properties officeooo:rsid="009aa325"/>
    </style:style>
    <style:style style:name="T200" style:family="text">
      <style:text-properties officeooo:rsid="00a31a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2">Installing and Connecting</text:h>
      <text:p text:style-name="P24"/>
      <text:p text:style-name="P25">Redux <text:span text:style-name="T1">uses lots of fancy word</text:span><text:span text:style-name="T2">s</text:span><text:span text:style-name="T1"> so we need to do lots of setup. </text:span><text:span text:style-name="T2">In </text:span><text:span text:style-name="T3">index.js: <text:s text:c="60"/>import { Provider } from ‘react-redux’</text:span></text:p>
      <text:p text:style-name="P28"><text:span text:style-name="T2">N</text:span><text:span text:style-name="T1">ow we have to wrap our main application inside </text:span>Provider <text:span text:style-name="T1">so: </text:span></text:p>
      <text:p text:style-name="P3"><text:span text:style-name="T109">const</text:span><text:span text:style-name="T119"> </text:span><text:span text:style-name="T122">App</text:span><text:span text:style-name="T119"> = () </text:span><text:span text:style-name="T109">=&gt;</text:span><text:span text:style-name="T119"> </text:span><text:span text:style-name="T132">&lt;</text:span><text:span text:style-name="T109">h1</text:span><text:span text:style-name="T132">&gt;</text:span><text:span text:style-name="T119">This is an app</text:span><text:span text:style-name="T132">&lt;/</text:span><text:span text:style-name="T109">h1</text:span><text:span text:style-name="T132">&gt;</text:span><text:span text:style-name="T119">;</text:span></text:p>
      <text:p text:style-name="P1"><text:span text:style-name="T137">ReactDOM</text:span>.<text:span text:style-name="T121">render</text:span>(</text:p>
      <text:p text:style-name="P1"><text:span text:style-name="T131">&lt;</text:span><text:span text:style-name="T149">Provider</text:span><text:span text:style-name="T131">&gt;</text:span></text:p>
      <text:p text:style-name="P1"><text:span text:style-name="T131">&lt;</text:span><text:span text:style-name="T149">App</text:span> <text:span text:style-name="T131">/&gt;</text:span></text:p>
      <text:p text:style-name="P1"><text:span text:style-name="T131">&lt;/</text:span><text:span text:style-name="T149">Provider</text:span><text:span text:style-name="T131">&gt;</text:span>,</text:p>
      <text:p text:style-name="P1"><text:span text:style-name="T137">document</text:span>.<text:span text:style-name="T121">getElementById</text:span>(<text:span text:style-name="T153">"root"</text:span>)</text:p>
      <text:p text:style-name="P1"/>
      <text:p text:style-name="P36"><text:span text:style-name="T168">Now if we check console then we will see the error as: </text:span><text:span text:style-name="T11">Failed prop type. The prop ‘store’ is marked as required in ‘Provieder ’, but it’s value is undefined. </text:span><text:span text:style-name="T59">So we need to do something else for </text:span><text:span text:style-name="T5">Provider </text:span><text:span text:style-name="T60">because it comes from </text:span><text:span text:style-name="T6">react-redux </text:span><text:span text:style-name="T60">not </text:span><text:span text:style-name="T6">redux. <text:s text:c="105"/></text:span><text:span text:style-name="T171">import</text:span><text:span text:style-name="T162"> { </text:span><text:span text:style-name="T140">createStore</text:span><text:span text:style-name="T162">, </text:span><text:span text:style-name="T140">applyMiddleware</text:span><text:span text:style-name="T162"> } </text:span><text:span text:style-name="T171">from</text:span><text:span text:style-name="T162"> </text:span><text:span text:style-name="T155">"redux"</text:span><text:span text:style-name="T162">;</text:span></text:p>
      <text:p text:style-name="P35"><text:span text:style-name="T63">We will be needing </text:span><text:span text:style-name="T10">createStore, applyMiddleware </text:span><text:span text:style-name="T64">from </text:span><text:span text:style-name="T7">redux. </text:span><text:span text:style-name="T61">Normally redux sends information direct</text:span><text:span text:style-name="T94">ly</text:span><text:span text:style-name="T61"> to component. Sometimes we need to grab the information or modify it before it goes to component and then pass it to the component. Its possible not to use </text:span><text:span text:style-name="T8">middleware </text:span><text:span text:style-name="T65">in redux lik</text:span><text:span text:style-name="T66">e <text:s text:c="45"/></text:span><text:span text:style-name="T65"><text:s/></text:span><text:span text:style-name="T133">&lt;</text:span><text:span text:style-name="T150">Provider</text:span><text:span text:style-name="T159"> </text:span><text:span text:style-name="T138">store</text:span><text:span text:style-name="T159">=</text:span><text:span text:style-name="T110">{</text:span><text:span text:style-name="T138">createStore</text:span><text:span text:style-name="T110">}</text:span><text:span text:style-name="T133">&gt;</text:span><text:span text:style-name="T65">but it’s best to use it </text:span><text:span text:style-name="T66">to</text:span><text:span text:style-name="T65"> connect </text:span><text:span text:style-name="T9">redux </text:span><text:span text:style-name="T62">with </text:span><text:span text:style-name="T9">react-redux </text:span><text:span text:style-name="T62">in </text:span><text:span text:style-name="T9">Provider. </text:span><text:span text:style-name="T69">We will create variable that binds the </text:span><text:span text:style-name="T13">middleWare </text:span><text:span text:style-name="T69">with </text:span><text:span text:style-name="T13">createStore: <text:s text:c="76"/></text:span><text:span text:style-name="T69"><text:s/></text:span><text:span text:style-name="T9"><text:s text:c="23"/></text:span><text:span text:style-name="T113">const</text:span><text:span text:style-name="T163"> </text:span><text:span text:style-name="T141">storeWithMiddleware</text:span><text:span text:style-name="T163"> = </text:span><text:span text:style-name="T124">applyMiddleware</text:span><text:span text:style-name="T163">()(</text:span><text:span text:style-name="T141">createStore</text:span><text:span text:style-name="T163">);</text:span><text:span text:style-name="T67">Now </text:span><text:span text:style-name="T12">createStore </text:span><text:span text:style-name="T67">is gonna created but with middleware. </text:span><text:span text:style-name="T68">Now pass to provider: </text:span><text:span text:style-name="T135">&lt;</text:span><text:span text:style-name="T151">Provider</text:span><text:span text:style-name="T164"> </text:span><text:span text:style-name="T143">store</text:span><text:span text:style-name="T164">=</text:span><text:span text:style-name="T114">{</text:span><text:span text:style-name="T125">storeWithMiddleware</text:span><text:span text:style-name="T164">()</text:span><text:span text:style-name="T114">}</text:span><text:span text:style-name="T135">&gt;</text:span></text:p>
      <text:p text:style-name="P37">Now if we see in browser we will get lots of errors <text:span text:style-name="T178">like </text:span><text:span text:style-name="T14">Expected the reducer to be a function</text:span>. <text:span text:style-name="T178">We need to do loads of things before we see </text:span><text:span text:style-name="T134">&lt;</text:span><text:span text:style-name="T111">h1</text:span><text:span text:style-name="T134">&gt;</text:span><text:span text:style-name="T160">This is an app</text:span><text:span text:style-name="T134">&lt;/</text:span><text:span text:style-name="T111">h1</text:span><text:span text:style-name="T134">&gt;</text:span><text:span text:style-name="T160">;</text:span></text:p>
      <text:p text:style-name="P45"/>
      <text:h text:style-name="P62" text:outline-level="2"/>
      <text:h text:style-name="P66" text:outline-level="2">Reducers</text:h>
      <text:p text:style-name="P38"/>
      <text:p text:style-name="P39"><text:span text:style-name="T179">Action Creator should be the one to get called first. It will do something and return object with </text:span><text:span text:style-name="T15">type </text:span><text:span text:style-name="T70">and </text:span><text:span text:style-name="T15">payload. </text:span><text:span text:style-name="T71">Lets go with the flow of redux. </text:span><text:span text:style-name="T72">Here suppose this app will rendering the list of movies. </text:span><text:span text:style-name="T73">First we will use an action creator </text:span><text:span text:style-name="T74">which will go to the actual server and bring the data we need and at the end it will be returning the object </text:span><text:span text:style-name="T75">like this <text:s text:c="118"/></text:span><text:span text:style-name="T172">return</text:span><text:span text:style-name="T165"> {</text:span></text:p>
      <text:p text:style-name="P2"><text:span text:style-name="T137">type:</text:span> <text:span text:style-name="T153">"Movie"</text:span>,</text:p>
      <text:p text:style-name="P1"><text:span text:style-name="T137">payload:</text:span> {</text:p>
      <text:p text:style-name="P1"><text:span text:style-name="T137"><text:tab/>movies:</text:span> {</text:p>
      <text:p text:style-name="P1"><text:tab/><text:tab/>...<text:span text:style-name="T137">loads_of_movies</text:span></text:p>
      <text:p text:style-name="P1"><text:tab/><text:tab/>}</text:p>
      <text:p text:style-name="P1"><text:tab/>}</text:p>
      <text:p text:style-name="P1">};</text:p>
      <text:p text:style-name="P40">Here <text:span text:style-name="T4">type </text:span><text:span text:style-name="T58">is keyword or an id, and </text:span><text:span text:style-name="T4">payload </text:span><text:span text:style-name="T58">is the information we fetch from the server. </text:span><text:span text:style-name="T76">When this is done, redux will send this to all the reducers. </text:span><text:span text:style-name="T77">Reducer which is assigned for this job will then match the </text:span><text:span text:style-name="T16">type </text:span><text:span text:style-name="T77">and searching to all the reducers with </text:span><text:span text:style-name="T16">type. </text:span><text:span text:style-name="T78">In this case we have a reducer for movies, it will look at the object with type </text:span><text:span text:style-name="T32">movie</text:span><text:span text:style-name="T17"> </text:span><text:span text:style-name="T78">and it will find the reducer with the type </text:span><text:span text:style-name="T17">movie </text:span><text:span text:style-name="T79">and after it finds the correct reducer, it will update the redux state.</text:span></text:p>
      <text:p text:style-name="P41"><text:span text:style-name="T79">W</text:span><text:span text:style-name="T80">e will create </text:span><text:span text:style-name="T18">reducer</text:span><text:span text:style-name="T80"> and then </text:span><text:span text:style-name="T18">action creator</text:span><text:span text:style-name="T62">. </text:span><text:span text:style-name="T81">Here </text:span><text:span text:style-name="T19">StoreWithMiddleware </text:span><text:span text:style-name="T81">is meant to be using all the list of reducers we have inside our application. </text:span><text:span text:style-name="T82">So we create directory <text:s text:c="61"/></text:span><text:span text:style-name="T24">src/</text:span><text:span text:style-name="T20">reducers/(index.js &amp; movies_reducer.js) </text:span><text:span text:style-name="T83">we can have lots of reducers like </text:span><text:span text:style-name="T21">user_reducers, theatre_reducers </text:span><text:span text:style-name="T83">etc. </text:span><text:span text:style-name="T84">Here </text:span><text:span text:style-name="T22">index </text:span><text:span text:style-name="T84">will combine all the reducers. </text:span><text:span text:style-name="T85">So in </text:span><text:span text:style-name="T23">index.js </text:span><text:span text:style-name="T85">: <text:s text:c="55"/></text:span><text:span text:style-name="T173">import</text:span><text:span text:style-name="T166"> { </text:span><text:span text:style-name="T144">combineReducers</text:span><text:span text:style-name="T166"> } </text:span><text:span text:style-name="T173">from</text:span><text:span text:style-name="T166"> </text:span><text:span text:style-name="T156">"redux"</text:span><text:span text:style-name="T166">;</text:span></text:p>
      <text:p text:style-name="P16"><text:span text:style-name="T85">I</text:span><text:span text:style-name="T58">t will return </text:span><text:span text:style-name="T4">rootReducer </text:span><text:span text:style-name="T58">where </text:span><text:span text:style-name="T4">combineReducers </text:span><text:span text:style-name="T58">will be receiving list of all the reducers. </text:span></text:p>
      <text:p text:style-name="P21"/>
      <text:p text:style-name="P4"><text:span text:style-name="T115">const</text:span><text:span text:style-name="T86"> </text:span><text:span text:style-name="T147">rootReducer</text:span><text:span text:style-name="T86"> = </text:span><text:span text:style-name="T126">combineReducers</text:span><text:span text:style-name="T86">({</text:span></text:p>
      <text:p text:style-name="P1"><text:span text:style-name="T137">movies</text:span>,</text:p>
      <text:p text:style-name="P1"><text:span text:style-name="T137">actors</text:span>,</text:p>
      <text:p text:style-name="P17">directors</text:p>
      <text:p text:style-name="P1">});</text:p>
      <text:p text:style-name="P1"><text:span text:style-name="T169">export</text:span> <text:span text:style-name="T169">default</text:span> <text:span text:style-name="T137">rootReducer</text:span>;</text:p>
      <text:p text:style-name="P21"/>
      <text:p text:style-name="P42"><text:span text:style-name="T180">In our main </text:span><text:span text:style-name="T25">index.js, storeWithMiddleware </text:span><text:span text:style-name="T88">will need </text:span><text:span text:style-name="T87">that list of reducers. <text:s text:c="68"/></text:span><text:span text:style-name="T174">import</text:span><text:span text:style-name="T167"> </text:span><text:span text:style-name="T145">reducer</text:span><text:span text:style-name="T146">s </text:span><text:span text:style-name="T174">from</text:span><text:span text:style-name="T167"> </text:span><text:span text:style-name="T157">"./reducers"</text:span><text:span text:style-name="T167">;</text:span></text:p>
      <text:p text:style-name="P43"><text:span text:style-name="T181">Pass </text:span><text:span text:style-name="T26">reducers </text:span><text:span text:style-name="T89">in </text:span><text:span text:style-name="T26">storeWithMiddleware: </text:span><text:span text:style-name="T136">&lt;</text:span><text:span text:style-name="T152">Provider</text:span><text:span text:style-name="T161"> </text:span><text:span text:style-name="T139">store</text:span><text:span text:style-name="T161">=</text:span><text:span text:style-name="T112">{</text:span><text:span text:style-name="T123">storeWithMiddleware</text:span><text:span text:style-name="T161">(</text:span><text:span text:style-name="T142">reducers</text:span><text:span text:style-name="T161">)</text:span><text:span text:style-name="T112">}</text:span><text:span text:style-name="T136">&gt;</text:span></text:p>
      <text:p text:style-name="P44"><text:span text:style-name="T90">In </text:span><text:span text:style-name="T27">reducers/index: </text:span><text:span text:style-name="T170">import</text:span><text:span text:style-name="T161"> </text:span><text:span text:style-name="T139">movies</text:span><text:span text:style-name="T161"> </text:span><text:span text:style-name="T170">from</text:span><text:span text:style-name="T161"> </text:span><text:span text:style-name="T154">"./movie_reducer"</text:span><text:span text:style-name="T161">;</text:span></text:p>
      <text:p text:style-name="P46"/>
      <text:p text:style-name="P59">In <text:span text:style-name="T28">movie</text:span><text:span text:style-name="T29">s</text:span><text:span text:style-name="T28">_reducer </text:span><text:span text:style-name="T91">for example purpose:</text:span></text:p>
      <text:p text:style-name="P20">//1: ACTION returns an object</text:p>
      <text:p text:style-name="P1"><text:span text:style-name="T108">const</text:span> <text:span text:style-name="T137">action</text:span> = {</text:p>
      <text:p text:style-name="P1"><text:span text:style-name="T137">type:</text:span> <text:span text:style-name="T153">"Movies_List"</text:span>,</text:p>
      <text:p text:style-name="P1"><text:span text:style-name="T137">payload:</text:span> [</text:p>
      <text:p text:style-name="P1">{ <text:span text:style-name="T137">id:</text:span> <text:span text:style-name="T153">"1"</text:span>, <text:span text:style-name="T137">name:</text:span> <text:span text:style-name="T153">"Pulp Fiction"</text:span> },</text:p>
      <text:p text:style-name="P1">{ <text:span text:style-name="T137">id:</text:span> <text:span text:style-name="T153">"2"</text:span>, <text:span text:style-name="T137">name:</text:span> <text:span text:style-name="T153">"True Lies"</text:span> },</text:p>
      <text:p text:style-name="P1">{ <text:span text:style-name="T137">id:</text:span> <text:span text:style-name="T153">"3"</text:span>, <text:span text:style-name="T137">name:</text:span> <text:span text:style-name="T153">"Forrest Gump"</text:span> }</text:p>
      <text:p text:style-name="P1">]</text:p>
      <text:p text:style-name="P1">};</text:p>
      <text:p text:style-name="P15"/>
      <text:p text:style-name="P19">//2: REDUCER finds a match</text:p>
      <text:p text:style-name="P15"/>
      <text:p text:style-name="P1"><text:span text:style-name="T169">export</text:span> <text:span text:style-name="T169">default</text:span> <text:span text:style-name="T108">function</text:span>(<text:span text:style-name="T137">state</text:span> = {}, <text:span text:style-name="T137">action</text:span>) {</text:p>
      <text:p text:style-name="P19">//state represents previous state</text:p>
      <text:p text:style-name="P19">//action represents whatever above in action</text:p>
      <text:p text:style-name="P1"><text:span text:style-name="T169">switch</text:span> (<text:span text:style-name="T137">action</text:span>.<text:span text:style-name="T137">type</text:span>) {</text:p>
      <text:p text:style-name="P1"><text:span text:style-name="T169">case</text:span> <text:span text:style-name="T153">"Moives_List"</text:span>:</text:p>
      <text:p text:style-name="P1"><text:span text:style-name="T169">return</text:span> { ...<text:span text:style-name="T137">state</text:span>, <text:span text:style-name="T137">movies:</text:span> <text:span text:style-name="T137">action</text:span>.<text:span text:style-name="T137">payload</text:span> };</text:p>
      <text:p text:style-name="P19">/*not to mutate state because it will run many times and have</text:p>
      <text:p text:style-name="P19">//previous data and we just adding new data*/</text:p>
      <text:p text:style-name="P15"/>
      <text:p text:style-name="P1"><text:span text:style-name="T169">default</text:span>:</text:p>
      <text:p text:style-name="P1"><text:span text:style-name="T169">return</text:span> <text:span text:style-name="T137">state</text:span>;</text:p>
      <text:p text:style-name="P1">}</text:p>
      <text:p text:style-name="P1">}</text:p>
      <text:p text:style-name="P1"/>
      <text:p text:style-name="P22"/>
      <text:p text:style-name="P1"/>
      <text:h text:style-name="P63" text:outline-level="2"/>
      <text:h text:style-name="P67" text:outline-level="2">Action Creators</text:h>
      <text:p text:style-name="P48"/>
      <text:p text:style-name="P49">File <text:span text:style-name="T30">src</text:span><text:span text:style-name="T4">/actions/</text:span><text:span text:style-name="T31">index.jsx <text:s/></text:span><text:span text:style-name="T92">Here </text:span><text:span text:style-name="T93">we’re gonna have list of all actions. </text:span><text:span text:style-name="T95">When exporting, we are not using </text:span><text:span text:style-name="T33">default</text:span><text:span text:style-name="T95"> because we could have many functions. </text:span><text:span text:style-name="T96">The main job of these functions is to return object. </text:span><text:span text:style-name="T97">We use </text:span><text:span text:style-name="T34">return </text:span><text:span text:style-name="T97">inside function which has </text:span><text:span text:style-name="T34">type </text:span><text:span text:style-name="T97">and </text:span><text:span text:style-name="T34">payload. </text:span></text:p>
      <text:p text:style-name="P5"><text:span text:style-name="T176">export</text:span><text:span text:style-name="T34"> </text:span><text:span text:style-name="T117">function</text:span><text:span text:style-name="T34"> </text:span><text:span text:style-name="T128">moviesList</text:span><text:span text:style-name="T34">() {</text:span></text:p>
      <text:p text:style-name="P1"><text:span text:style-name="T169">return</text:span> {</text:p>
      <text:p text:style-name="P1"><text:span text:style-name="T137">type:</text:span> <text:span text:style-name="T153">"Movies_List"</text:span>,</text:p>
      <text:p text:style-name="P1"><text:span text:style-name="T137">payload:</text:span> [</text:p>
      <text:p text:style-name="P1">{ <text:span text:style-name="T137">id:</text:span> <text:span text:style-name="T182">1</text:span>, <text:span text:style-name="T137">name:</text:span> <text:span text:style-name="T153">"Pulp Fiction"</text:span> },</text:p>
      <text:p text:style-name="P1">{ <text:span text:style-name="T137">id:</text:span> <text:span text:style-name="T182">2</text:span>, <text:span text:style-name="T137">name:</text:span> <text:span text:style-name="T153">"Avatar"</text:span> },</text:p>
      <text:p text:style-name="P1">{ <text:span text:style-name="T137">id:</text:span> <text:span text:style-name="T182">3</text:span>, <text:span text:style-name="T137">name:</text:span> <text:span text:style-name="T153">"Deadpool-2"</text:span> }</text:p>
      <text:p text:style-name="P1">]</text:p>
      <text:p text:style-name="P1"><text:tab/>};</text:p>
      <text:p text:style-name="P1">}</text:p>
      <text:p text:style-name="P14"/>
      <text:p text:style-name="P49"><text:span text:style-name="T98">Now whats gonna happen is when application starts </text:span><text:span text:style-name="T35">App </text:span><text:span text:style-name="T98">will call the function </text:span><text:span text:style-name="T36">moviesList.</text:span><text:span text:style-name="T98"> This function will go to the reducers and </text:span><text:span text:style-name="T99">will find the match with </text:span><text:span text:style-name="T37">‘Movies_List’. </text:span><text:span text:style-name="T100">The reducer will be returning the previous state in ...</text:span><text:span text:style-name="T38">state </text:span><text:span text:style-name="T100">with the movies </text:span><text:span text:style-name="T38">movies: action.payload. </text:span><text:span text:style-name="T101">The </text:span><text:span text:style-name="T39">combineReducers </text:span><text:span text:style-name="T101">in </text:span><text:span text:style-name="T39">reducers/index </text:span><text:span text:style-name="T101">is always </text:span><text:span text:style-name="T102">detecting the change inside the reducers and connecting it to the application through the </text:span><text:span text:style-name="T40">Provider. </text:span></text:p>
      <text:p text:style-name="P30">Now lets build a connection between actions and reducers. </text:p>
      <text:p text:style-name="P31">Make <text:span text:style-name="T4">App </text:span>as a class component. <text:span text:style-name="T183">Create </text:span><text:span text:style-name="T41">src/app.jsx. </text:span><text:span text:style-name="T184">To bind everything import connect. To connecting react and redux we export app with </text:span><text:span text:style-name="T42">connect(</text:span><text:span text:style-name="T43">null, null</text:span><text:span text:style-name="T42">) </text:span><text:span text:style-name="T43">(App). <text:s/></text:span><text:span text:style-name="T186">Install </text:span><text:span text:style-name="T44">React-Redux ES6 snippets.</text:span><text:span text:style-name="T43"> <text:s text:c="77"/></text:span><text:span text:style-name="T185">The first argument of </text:span><text:span text:style-name="T44">connect </text:span><text:span text:style-name="T185">is </text:span><text:span text:style-name="T45">mapStateToProps </text:span><text:span text:style-name="T187">which is arrow funciton. It right now it has only one argument.</text:span></text:p>
      <text:p text:style-name="P10"><text:span text:style-name="T108">const</text:span> <text:span text:style-name="T121">mapStateToProps</text:span> = <text:span text:style-name="T137">state</text:span> <text:span text:style-name="T108">=&gt;</text:span> {</text:p>
      <text:p text:style-name="P1"><text:span text:style-name="T169">return</text:span> {</text:p>
      <text:p text:style-name="P1"><text:span text:style-name="T137">prop:</text:span> <text:span text:style-name="T137">state</text:span>.<text:span text:style-name="T137">prop</text:span></text:p>
      <text:p text:style-name="P1">};</text:p>
      <text:p text:style-name="P1">};</text:p>
      <text:p text:style-name="P31"/>
      <text:p text:style-name="P33">Whenever we connect <text:span text:style-name="T4">mapStateToProps, </text:span>whenever action is changed it will go to the reducer and update the <text:span text:style-name="T4">store.</text:span></text:p>
      <text:p text:style-name="P10"><text:span text:style-name="T169">export</text:span> <text:span text:style-name="T169">default</text:span> <text:span text:style-name="T121">connect</text:span>(</text:p>
      <text:p text:style-name="P1"><text:span text:style-name="T137">mapStateToProps</text:span>,</text:p>
      <text:p text:style-name="P23">null</text:p>
      <text:p text:style-name="P1">)(<text:span text:style-name="T137">App</text:span>);</text:p>
      <text:p text:style-name="P31"/>
      <text:p text:style-name="P32"><text:soft-page-break/><text:span text:style-name="T189">The main job of </text:span><text:span text:style-name="T46">mapStateToProps </text:span><text:span text:style-name="T188">is to always listen for an action, when </text:span><text:span text:style-name="T46">action </text:span><text:span text:style-name="T188">is updated and we have new state, it will pass the new state in </text:span><text:span text:style-name="T47">movies </text:span><text:span text:style-name="T190">reducer. Then </text:span><text:span text:style-name="T47">mapsStateToProps </text:span><text:span text:style-name="T190">will grab the new state and inject the new state with </text:span><text:span text:style-name="T47">App </text:span><text:span text:style-name="T190">component. Console log </text:span><text:span text:style-name="T48">this.props </text:span><text:span text:style-name="T191">to see what we get. We will get an object with </text:span><text:span text:style-name="T48">data</text:span><text:span text:style-name="T191"> and </text:span><text:span text:style-name="T48">dispatch</text:span><text:span text:style-name="T191">. Now second argument of connect will be actual dispatch. Now we will import actions.</text:span></text:p>
      <text:p text:style-name="P11"><text:span text:style-name="T169">import</text:span> <text:span text:style-name="T108">*</text:span> <text:span text:style-name="T169">as</text:span> <text:span text:style-name="T137">actions</text:span> <text:span text:style-name="T169">from</text:span> <text:span text:style-name="T153">"./actions"</text:span>;</text:p>
      <text:p text:style-name="P1"/>
      <text:p text:style-name="P32"><text:span text:style-name="T192">Now when we see console we will get object with </text:span><text:span text:style-name="T50">data</text:span><text:span text:style-name="T192"> and </text:span><text:span text:style-name="T49">moviesList. </text:span><text:span text:style-name="T193">To see why and how it works, we will trigger it before rendering everything. In </text:span><text:span text:style-name="T51">componentWillMount, </text:span><text:span text:style-name="T194">if we see </text:span><text:span text:style-name="T51">this.props.moviesList </text:span><text:span text:style-name="T194">which is inside action, and </text:span><text:span text:style-name="T51">data: state.movies. </text:span><text:span text:style-name="T194">Now if we console log </text:span><text:span text:style-name="T51">this.props.data.movies </text:span><text:span text:style-name="T194">in render, it will log two times where first is undefined and second is list of movies. Now if we use </text:span><text:span text:style-name="T52">renderMovies </text:span><text:span text:style-name="T195">to return template for movies then render conditionally like </text:span><text:span text:style-name="T52">movies ? </text:span><text:span text:style-name="T195">Because at first </text:span><text:span text:style-name="T52">movies </text:span><text:span text:style-name="T195">will be empty and it would return error.</text:span></text:p>
      <text:p text:style-name="P11"><text:span text:style-name="T169">import</text:span> <text:span text:style-name="T137">React</text:span>, { <text:span text:style-name="T137">Component</text:span> } <text:span text:style-name="T169">from</text:span> <text:span text:style-name="T153">"react"</text:span>;</text:p>
      <text:p text:style-name="P1"><text:span text:style-name="T169">import</text:span> { <text:span text:style-name="T137">connect</text:span> } <text:span text:style-name="T169">from</text:span> <text:span text:style-name="T153">"react-redux"</text:span>;</text:p>
      <text:p text:style-name="P1"><text:span text:style-name="T169">import</text:span> <text:span text:style-name="T108">*</text:span> <text:span text:style-name="T169">as</text:span> <text:span text:style-name="T137">actions</text:span> <text:span text:style-name="T169">from</text:span> <text:span text:style-name="T153">"./actions"</text:span>;</text:p>
      <text:p text:style-name="P15"/>
      <text:p text:style-name="P1"><text:span text:style-name="T108">class</text:span> <text:span text:style-name="T149">App</text:span> <text:span text:style-name="T108">extends</text:span> <text:span text:style-name="T149">Component</text:span> {</text:p>
      <text:p text:style-name="P1"><text:span text:style-name="T137">state</text:span> = {};</text:p>
      <text:p text:style-name="P15"/>
      <text:p text:style-name="P1"><text:span text:style-name="T121">componentWillMount</text:span>() {</text:p>
      <text:p text:style-name="P1"><text:span text:style-name="T108">this</text:span>.<text:span text:style-name="T137">props</text:span>.<text:span text:style-name="T121">moviesList</text:span>();</text:p>
      <text:p text:style-name="P1">}</text:p>
      <text:p text:style-name="P15"/>
      <text:p text:style-name="P1"><text:span text:style-name="T121">renderMovies</text:span> = <text:span text:style-name="T137">movies</text:span> <text:span text:style-name="T108">=&gt;</text:span></text:p>
      <text:p text:style-name="P17">movies</text:p>
      <text:p text:style-name="P1">? <text:span text:style-name="T137">movies</text:span>.<text:span text:style-name="T121">map</text:span>((<text:span text:style-name="T137">item</text:span>, <text:span text:style-name="T137">i</text:span>) <text:span text:style-name="T108">=&gt;</text:span> (</text:p>
      <text:p text:style-name="P1"><text:span text:style-name="T131">&lt;</text:span><text:span text:style-name="T108">div</text:span> <text:span text:style-name="T137">key</text:span>=<text:span text:style-name="T108">{</text:span><text:span text:style-name="T137">i</text:span><text:span text:style-name="T108">}</text:span><text:span text:style-name="T131">&gt;</text:span></text:p>
      <text:p text:style-name="P1"><text:span text:style-name="T131">&lt;</text:span><text:span text:style-name="T108">h1</text:span><text:span text:style-name="T131">&gt;</text:span><text:span text:style-name="T108">{</text:span><text:span text:style-name="T137">item</text:span>.<text:span text:style-name="T137">name</text:span><text:span text:style-name="T108">}</text:span><text:span text:style-name="T131">&lt;/</text:span><text:span text:style-name="T108">h1</text:span><text:span text:style-name="T131">&gt;</text:span></text:p>
      <text:p text:style-name="P1"><text:span text:style-name="T131">&lt;/</text:span><text:span text:style-name="T108">div</text:span><text:span text:style-name="T131">&gt;</text:span></text:p>
      <text:p text:style-name="P1">))</text:p>
      <text:p text:style-name="P1">: <text:span text:style-name="T108">null</text:span>;</text:p>
      <text:p text:style-name="P15"/>
      <text:p text:style-name="P1"><text:span text:style-name="T121">render</text:span>() {</text:p>
      <text:p text:style-name="P1"><text:span text:style-name="T149">console</text:span>.<text:span text:style-name="T121">log</text:span>(<text:span text:style-name="T108">this</text:span>.<text:span text:style-name="T137">props</text:span>.<text:span text:style-name="T137">data</text:span>.<text:span text:style-name="T137">movies</text:span>);</text:p>
      <text:p text:style-name="P1"><text:span text:style-name="T169">return</text:span> <text:span text:style-name="T131">&lt;</text:span><text:span text:style-name="T108">div</text:span><text:span text:style-name="T131">&gt;</text:span><text:span text:style-name="T108">{this</text:span>.<text:span text:style-name="T121">renderMovies</text:span>(<text:span text:style-name="T108">this</text:span>.<text:span text:style-name="T137">props</text:span>.<text:span text:style-name="T137">data</text:span>.<text:span text:style-name="T137">movies</text:span>)<text:span text:style-name="T108">}</text:span><text:span text:style-name="T131">&lt;/</text:span><text:span text:style-name="T108">div</text:span><text:span text:style-name="T131">&gt;</text:span>;</text:p>
      <text:p text:style-name="P1">}</text:p>
      <text:p text:style-name="P1">}</text:p>
      <text:p text:style-name="P15"/>
      <text:p text:style-name="P1"><text:span text:style-name="T108">const</text:span> <text:span text:style-name="T121">mapStateToProps</text:span> = <text:span text:style-name="T137">state</text:span> <text:span text:style-name="T108">=&gt;</text:span> {</text:p>
      <text:p text:style-name="P1"><text:span text:style-name="T169">return</text:span> {</text:p>
      <text:p text:style-name="P1"><text:span text:style-name="T137">data:</text:span> <text:span text:style-name="T137">state</text:span>.<text:span text:style-name="T137">movies</text:span></text:p>
      <text:p text:style-name="P1">};</text:p>
      <text:p text:style-name="P1">};</text:p>
      <text:p text:style-name="P15"/>
      <text:h text:style-name="P64" text:outline-level="2"><text:soft-page-break/>Dispatching</text:h>
      <text:p text:style-name="P50"/>
      <text:p text:style-name="P51"><text:span text:style-name="T196">Meaning: </text:span><text:span text:style-name="T197">send</text:span><text:span text:style-name="T198">ing</text:span><text:span text:style-name="T197"> off to a destination or for a purpose.</text:span></text:p>
      <text:p text:style-name="P52">We say that we dispatch an action, not trigger the action.</text:p>
      <text:p text:style-name="P26">First Way:</text:p>
      <text:p text:style-name="P6"><text:span text:style-name="T169">import</text:span> { <text:span text:style-name="T137">moviesList</text:span> } <text:span text:style-name="T169">from</text:span> <text:span text:style-name="T153">"./actions"</text:span>;</text:p>
      <text:p text:style-name="P1"/>
      <text:p text:style-name="P26"/>
      <text:p text:style-name="P6"><text:span text:style-name="T169">export</text:span> <text:span text:style-name="T169">default</text:span> <text:span text:style-name="T121">connect</text:span>(</text:p>
      <text:p text:style-name="P1"><text:span text:style-name="T137">mapStateToProps</text:span>,</text:p>
      <text:p text:style-name="P18">mapDispatchToProps</text:p>
      <text:p text:style-name="P1">)(<text:span text:style-name="T137">App</text:span>);</text:p>
      <text:p text:style-name="P1"/>
      <text:p text:style-name="P1"/>
      <text:p text:style-name="P1"><text:span text:style-name="T108">const</text:span> <text:span text:style-name="T121">mapDispatchToProps</text:span> = <text:span text:style-name="T137">dispatch</text:span> <text:span text:style-name="T108">=&gt;</text:span> {</text:p>
      <text:p text:style-name="P1"><text:span text:style-name="T169">return</text:span> {</text:p>
      <text:p text:style-name="P1"><text:span text:style-name="T121">getMovies</text:span><text:span text:style-name="T137">:</text:span> () <text:span text:style-name="T108">=&gt;</text:span> {</text:p>
      <text:p text:style-name="P1"><text:span text:style-name="T121">dispatch</text:span>(<text:span text:style-name="T130">moviesList</text:span>());</text:p>
      <text:p text:style-name="P1">}</text:p>
      <text:p text:style-name="P1">};</text:p>
      <text:p text:style-name="P1">};</text:p>
      <text:p text:style-name="P1"/>
      <text:p text:style-name="P1"><text:span text:style-name="T121">componentWillMount</text:span>() {</text:p>
      <text:p text:style-name="P1"><text:span text:style-name="T108">this</text:span>.<text:span text:style-name="T137">props</text:span>.<text:span text:style-name="T130">getMovies</text:span>();</text:p>
      <text:p text:style-name="P1">}</text:p>
      <text:p text:style-name="P1"/>
      <text:p text:style-name="P1"/>
      <text:p text:style-name="P27"/>
      <text:p text:style-name="P60"><text:span text:style-name="T199">When we have another action creator</text:span>:</text:p>
      <text:p text:style-name="P53"><text:span text:style-name="T120">Suppose we have </text:span><text:span text:style-name="T57">directorsList </text:span><text:span text:style-name="T107">in </text:span><text:span text:style-name="T57">actions :</text:span></text:p>
      <text:p text:style-name="P7"><text:span text:style-name="T177">export</text:span><text:span text:style-name="T57"> </text:span><text:span text:style-name="T118">function</text:span><text:span text:style-name="T57"> </text:span><text:span text:style-name="T129">dirsList</text:span><text:span text:style-name="T57">() {</text:span></text:p>
      <text:p text:style-name="P1"><text:span text:style-name="T169">return</text:span> {</text:p>
      <text:p text:style-name="P1"><text:span text:style-name="T137">type:</text:span> <text:span text:style-name="T153">"Dir_List"</text:span>,</text:p>
      <text:p text:style-name="P1"><text:span text:style-name="T137">payload:</text:span> [</text:p>
      <text:p text:style-name="P1">{ <text:span text:style-name="T137">id:</text:span> <text:span text:style-name="T182">1</text:span>, <text:span text:style-name="T137">name:</text:span> <text:span text:style-name="T153">"Quentine Tarrentino"</text:span> },</text:p>
      <text:p text:style-name="P1">{ <text:span text:style-name="T137">id:</text:span> <text:span text:style-name="T182">2</text:span>, <text:span text:style-name="T137">name:</text:span> <text:span text:style-name="T153">"David Cameron"</text:span> },</text:p>
      <text:p text:style-name="P1">{ <text:span text:style-name="T137">id:</text:span> <text:span text:style-name="T182">3</text:span>, <text:span text:style-name="T137">name:</text:span> <text:span text:style-name="T153">"Christopher Nolan"</text:span> }</text:p>
      <text:p text:style-name="P1">]</text:p>
      <text:p text:style-name="P1">};</text:p>
      <text:p text:style-name="P1">}</text:p>
      <text:p text:style-name="P47"/>
      <text:p text:style-name="P54">In <text:span text:style-name="T4">movies-reducer.jsx</text:span></text:p>
      <text:p text:style-name="P8"><text:span text:style-name="T175">switch</text:span><text:span text:style-name="T4"> (</text:span><text:span text:style-name="T148">action</text:span><text:span text:style-name="T4">.</text:span><text:span text:style-name="T148">type</text:span><text:span text:style-name="T4">) {</text:span></text:p>
      <text:p text:style-name="P1"><text:span text:style-name="T169"><text:tab/>case</text:span> <text:span text:style-name="T153">"Movies_List"</text:span>:</text:p>
      <text:p text:style-name="P1"><text:span text:style-name="T169"><text:tab/><text:tab/>return</text:span> { ...<text:span text:style-name="T137">state</text:span>, <text:span text:style-name="T137">movies:</text:span> <text:span text:style-name="T137">action</text:span>.<text:span text:style-name="T137">payload</text:span> };</text:p>
      <text:p text:style-name="P13"><text:span text:style-name="T169"><text:tab/>case</text:span> <text:span text:style-name="T153">"Dir_List"</text:span>:</text:p>
      <text:p text:style-name="P13"><text:span text:style-name="T169"><text:tab/><text:tab/>return</text:span> { ...<text:span text:style-name="T137">state</text:span>, <text:span text:style-name="T137">directors:</text:span> <text:span text:style-name="T137">action</text:span>.<text:span text:style-name="T137">payload</text:span> };</text:p>
      <text:p text:style-name="P13"/>
      <text:p text:style-name="P55">In <text:span text:style-name="T58">main app.jsx</text:span><text:span text:style-name="T4">:</text:span></text:p>
      <text:p text:style-name="P9"><text:span text:style-name="T175">import</text:span><text:span text:style-name="T4"> { </text:span><text:span text:style-name="T148">moviesList</text:span><text:span text:style-name="T4">, </text:span><text:span text:style-name="T148">dirsList</text:span><text:span text:style-name="T4"> } </text:span><text:span text:style-name="T175">from</text:span><text:span text:style-name="T4"> </text:span><text:span text:style-name="T158">"./actions"</text:span><text:span text:style-name="T4">;</text:span></text:p>
      <text:p text:style-name="P1"/>
      <text:p text:style-name="P56"/>
      <text:p text:style-name="P9"><text:span text:style-name="T116">const</text:span><text:span text:style-name="T4"> </text:span><text:span text:style-name="T127">mapDispatchToProps</text:span><text:span text:style-name="T4"> = </text:span><text:span text:style-name="T148">dispatch</text:span><text:span text:style-name="T4"> </text:span><text:span text:style-name="T116">=&gt;</text:span><text:span text:style-name="T4"> {</text:span></text:p>
      <text:p text:style-name="P1"><text:span text:style-name="T169">return</text:span> {</text:p>
      <text:p text:style-name="P1"><text:span text:style-name="T121">getMovies</text:span><text:span text:style-name="T137">:</text:span> () <text:span text:style-name="T108">=&gt;</text:span> {</text:p>
      <text:p text:style-name="P1"><text:span text:style-name="T121"><text:tab/>dispatch</text:span>(<text:span text:style-name="T121">moviesList</text:span>());</text:p>
      <text:p text:style-name="P1">},</text:p>
      <text:p text:style-name="P13"><text:span text:style-name="T121">getDirs</text:span><text:span text:style-name="T137">:</text:span> () <text:span text:style-name="T108">=&gt;</text:span> {</text:p>
      <text:p text:style-name="P13"><text:span text:style-name="T121"><text:tab/>dispatch</text:span>(<text:span text:style-name="T121">dirsList</text:span>());</text:p>
      <text:p text:style-name="P13">}</text:p>
      <text:p text:style-name="P1">};</text:p>
      <text:p text:style-name="P1">};</text:p>
      <text:p text:style-name="P1"/>
      <text:p text:style-name="P1"/>
      <text:p text:style-name="P1"><text:span text:style-name="T121">componentWillMount</text:span>() {</text:p>
      <text:p text:style-name="P1"><text:span text:style-name="T108">this</text:span>.<text:span text:style-name="T137">props</text:span>.<text:span text:style-name="T121">getMovies</text:span>();</text:p>
      <text:p text:style-name="P13"><text:span text:style-name="T108">this</text:span>.<text:span text:style-name="T137">props</text:span>.<text:span text:style-name="T121">getDirs</text:span>();</text:p>
      <text:p text:style-name="P1">}</text:p>
      <text:p text:style-name="P1"/>
      <text:p text:style-name="P56"/>
      <text:p text:style-name="P56"/>
      <text:p text:style-name="P29"><text:soft-page-break/>When we have large number of action creators</text:p>
      <text:p text:style-name="P34">We have <text:span text:style-name="T4">bindActionCreators </text:span>from redux.</text:p>
      <text:p text:style-name="P12"><text:span text:style-name="T169">import</text:span> { <text:span text:style-name="T137">bindActionCreators</text:span> } <text:span text:style-name="T169">from</text:span> <text:span text:style-name="T153">"redux"</text:span>;</text:p>
      <text:p text:style-name="P1"/>
      <text:p text:style-name="P34"/>
      <text:p text:style-name="P12"><text:span text:style-name="T108">const</text:span> <text:span text:style-name="T121">mapDispatchToProps</text:span> = <text:span text:style-name="T137">dispatch</text:span> <text:span text:style-name="T108">=&gt;</text:span> {<text:tab/></text:p>
      <text:p text:style-name="P1"><text:span text:style-name="T169"><text:tab/>return</text:span> <text:span text:style-name="T130">bindActionCreators</text:span>(<text:tab/><text:tab/><text:tab/><text:tab/></text:p>
      <text:p text:style-name="P1"><text:tab/><text:tab/>{<text:tab/><text:tab/><text:tab/><text:tab/><text:tab/><text:tab/><text:tab/><text:tab/><text:tab/><text:tab/></text:p>
      <text:p text:style-name="P1"><text:span text:style-name="T137"><text:tab/><text:tab/><text:tab/>moviesList</text:span>,<text:tab/><text:tab/><text:tab/><text:tab/><text:tab/><text:tab/><text:tab/></text:p>
      <text:p text:style-name="P17"><text:tab/><text:tab/><text:tab/>dirsList<text:tab/><text:tab/><text:tab/><text:tab/><text:tab/><text:tab/><text:tab/><text:tab/></text:p>
      <text:p text:style-name="P1"><text:tab/><text:tab/>},<text:tab/><text:tab/><text:tab/><text:tab/><text:tab/><text:tab/><text:tab/><text:tab/><text:tab/><text:tab/></text:p>
      <text:p text:style-name="P17"><text:tab/><text:tab/>dispatch<text:tab/><text:tab/><text:tab/><text:tab/><text:tab/><text:tab/><text:tab/><text:tab/></text:p>
      <text:p text:style-name="P1"><text:tab/>);<text:tab/><text:tab/><text:tab/><text:tab/><text:tab/><text:tab/><text:tab/><text:tab/><text:tab/><text:tab/><text:tab/></text:p>
      <text:p text:style-name="P1">};<text:tab/><text:tab/><text:tab/><text:tab/><text:tab/><text:tab/><text:tab/><text:tab/><text:tab/><text:tab/><text:tab/><text:tab/></text:p>
      <text:p text:style-name="P34"/>
      <text:p text:style-name="P1"/>
      <text:p text:style-name="P1"><text:span text:style-name="T121">componentWillMount</text:span>() {<text:tab/></text:p>
      <text:p text:style-name="P1"><text:span text:style-name="T108"><text:tab/>this</text:span>.<text:span text:style-name="T137">props</text:span>.<text:span text:style-name="T121">moviesList</text:span>(); </text:p>
      <text:p text:style-name="P1"><text:span text:style-name="T108"><text:tab/>this</text:span>.<text:span text:style-name="T137">props</text:span>.<text:span text:style-name="T121">dirsList</text:span>();<text:tab/><text:tab/></text:p>
      <text:p text:style-name="P1">}<text:tab/><text:tab/><text:tab/><text:tab/><text:tab/><text:tab/><text:tab/></text:p>
      <text:p text:style-name="P1"/>
      <text:p text:style-name="P1"/>
      <text:h text:style-name="P65" text:outline-level="2">Container</text:h>
      <text:p text:style-name="P57"/>
      <text:p text:style-name="P58">Whenever we have component which is strictly related to the redux store, that component is called container. <text:span text:style-name="T200">So in this case </text:span><text:span text:style-name="T53">App </text:span><text:span text:style-name="T103">is a container. Create </text:span><text:span text:style-name="T53">src/container/ </text:span><text:span text:style-name="T104">move </text:span><text:span text:style-name="T54">App </text:span><text:span text:style-name="T104">there. </text:span><text:span text:style-name="T105">Update imports. Make different component to render HTML. Create </text:span><text:span text:style-name="T55">components/moviesList.jsx. </text:span><text:span text:style-name="T105">Pass </text:span><text:span text:style-name="T55">moviesList {...this.props.data} </text:span><text:span text:style-name="T105">in </text:span><text:span text:style-name="T55">App </text:span><text:span text:style-name="T105">for rendering template. </text:span><text:span text:style-name="T106">Function </text:span><text:span text:style-name="T56">renderMovies </text:span><text:span text:style-name="T106">is in </text:span><text:span text:style-name="T56">moviesList.</text:span></text:p>
      <text:p text:style-name="P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54:11.187949536</meta:creation-date>
    <meta:generator>LibreOffice/6.0.6.2$Linux_X86_64 LibreOffice_project/00m0$Build-2</meta:generator>
    <dc:date>2019-06-19T17:23:46.478274744</dc:date>
    <meta:editing-duration>PT14H20M38S</meta:editing-duration>
    <meta:editing-cycles>130</meta:editing-cycles>
    <meta:document-statistic meta:table-count="0" meta:image-count="0" meta:object-count="0" meta:page-count="8" meta:paragraph-count="181" meta:word-count="1336" meta:character-count="9183" meta:non-whitespace-character-count="7218"/>
  </office:meta>
</office:document-meta>
</file>